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,pmp" svg:font-family="'Liberation ,pmp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a85ca9" officeooo:paragraph-rsid="00a85ca9" fo:background-color="transparen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1db34a" officeooo:paragraph-rsid="001f37e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20b30c" officeooo:paragraph-rsid="0020b30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3d0a6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eb541" officeooo:paragraph-rsid="003d0a6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fc1ec" officeooo:paragraph-rsid="003fc1ec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aea05" officeooo:paragraph-rsid="002aea0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2bc8c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a2c8f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a8a0bf" officeooo:paragraph-rsid="00a8a0b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7cb26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34503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f37eb" officeooo:paragraph-rsid="0020656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578109" officeooo:paragraph-rsid="007cb26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1db34a" officeooo:paragraph-rsid="001db34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20b30c" officeooo:paragraph-rsid="0020b30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32137c" officeooo:paragraph-rsid="0032137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26fa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5a68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434f4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a147" officeooo:paragraph-rsid="0047a14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a147" officeooo:paragraph-rsid="004b018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7fcb5" officeooo:paragraph-rsid="004ca4d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ca4d7" officeooo:paragraph-rsid="004ca4d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6700ea" officeooo:paragraph-rsid="001db34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2bc8c5" officeooo:paragraph-rsid="002bc8c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501289" officeooo:paragraph-rsid="0050128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a8a0b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1f37eb" officeooo:paragraph-rsid="001f37eb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2f021" officeooo:paragraph-rsid="0092f021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40b1b" officeooo:paragraph-rsid="00940b1b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40b1b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fo:font-weight="normal" officeooo:rsid="009566cd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line-height="200%" fo:text-align="start" style:justify-single-word="false"/>
      <style:text-properties style:font-name="Liberation Sans" fo:font-size="12pt" fo:font-style="italic" fo:font-weight="normal" officeooo:rsid="00501289" officeooo:paragraph-rsid="00501289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4d9b03" officeooo:paragraph-rsid="003fc1ec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8157dc" officeooo:paragraph-rsid="008157dc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2349db" officeooo:paragraph-rsid="0020b30c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36313" officeooo:paragraph-rsid="00336313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36313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34503e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2571e" officeooo:paragraph-rsid="0092571e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78ba7" officeooo:paragraph-rsid="00978ba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8604d" officeooo:paragraph-rsid="0098604d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40b1b" officeooo:paragraph-rsid="00940b1b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566cd" officeooo:paragraph-rsid="009566c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92571e" officeooo:paragraph-rsid="0092571e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92571e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978ba7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51ae4a" officeooo:paragraph-rsid="0051ae4a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71b3" officeooo:paragraph-rsid="001c71b3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1c71b3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a6c948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15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line-height="100%" fo:text-align="justify" style:justify-single-word="false"/>
      <style:text-properties style:font-name="Liberation Mono" fo:font-size="12pt" fo:font-weight="normal" officeooo:rsid="006700ea" officeooo:paragraph-rsid="006700e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style:font-name="Liberation Mono" fo:font-size="12pt" fo:font-style="normal" fo:font-weight="normal" officeooo:rsid="002349db" officeooo:paragraph-rsid="00248ce0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8604d" officeooo:paragraph-rsid="0098604d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2f021" officeooo:paragraph-rsid="0092f021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2571e" officeooo:paragraph-rsid="0092571e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566cd" officeooo:paragraph-rsid="009566cd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566cd" officeooo:paragraph-rsid="00966769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15%" fo:text-align="justify" style:justify-single-word="false"/>
      <style:text-properties style:font-name="Liberation Mono" fo:font-size="12pt" fo:font-style="normal" fo:font-weight="normal" officeooo:rsid="00966769" officeooo:paragraph-rsid="009566cd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40b1b" officeooo:paragraph-rsid="00940b1b" style:font-size-asian="10.5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paragraph-properties fo:line-height="115%" fo:text-align="justify" style:justify-single-word="false"/>
      <style:text-properties style:font-name="Liberation Mono" fo:font-size="12pt" fo:font-style="italic" fo:font-weight="normal" officeooo:rsid="009566cd" officeooo:paragraph-rsid="009566cd" style:font-size-asian="10.5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paragraph-properties fo:line-height="115%" fo:text-align="justify" style:justify-single-word="false"/>
      <style:text-properties fo:font-weight="normal" officeooo:rsid="0020b30c" officeooo:paragraph-rsid="0020b30c" style:font-weight-asian="normal" style:font-weight-complex="normal"/>
    </style:style>
    <style:style style:name="P74" style:family="paragraph" style:parent-style-name="Standard">
      <style:paragraph-properties fo:line-height="115%" fo:text-align="justify" style:justify-single-word="false"/>
      <style:text-properties fo:font-weight="normal" officeooo:rsid="001db34a" officeooo:paragraph-rsid="001db34a" style:font-weight-asian="normal" style:font-weight-complex="normal"/>
    </style:style>
    <style:style style:name="P75" style:family="paragraph" style:parent-style-name="Standard">
      <style:paragraph-properties fo:line-height="115%" fo:text-align="justify" style:justify-single-word="false"/>
      <style:text-properties fo:font-weight="normal" officeooo:rsid="00336313" officeooo:paragraph-rsid="0034503e" style:font-weight-asian="normal" style:font-weight-complex="normal"/>
    </style:style>
    <style:style style:name="P76" style:family="paragraph" style:parent-style-name="Standard">
      <style:paragraph-properties fo:line-height="115%" fo:text-align="justify" style:justify-single-word="false"/>
      <style:text-properties fo:font-weight="normal" officeooo:rsid="0047a147" officeooo:paragraph-rsid="0047a147" style:font-weight-asian="normal" style:font-weight-complex="normal"/>
    </style:style>
    <style:style style:name="P77" style:family="paragraph" style:parent-style-name="Standard">
      <style:paragraph-properties fo:line-height="115%" fo:text-align="justify" style:justify-single-word="false"/>
      <style:text-properties fo:font-weight="normal" officeooo:rsid="0047a147" officeooo:paragraph-rsid="004b0181" style:font-weight-asian="normal" style:font-weight-complex="normal"/>
    </style:style>
    <style:style style:name="P78" style:family="paragraph" style:parent-style-name="Standard">
      <style:paragraph-properties fo:line-height="115%" fo:text-align="justify" style:justify-single-word="false"/>
      <style:text-properties fo:font-weight="normal" officeooo:rsid="003fc1ec" officeooo:paragraph-rsid="003fc1ec" style:font-weight-asian="normal" style:font-weight-complex="normal"/>
    </style:style>
    <style:style style:name="P79" style:family="paragraph" style:parent-style-name="Standard">
      <style:paragraph-properties fo:line-height="115%" fo:text-align="justify" style:justify-single-word="false"/>
      <style:text-properties fo:font-weight="bold" officeooo:rsid="001db34a" officeooo:paragraph-rsid="007cb262" style:font-weight-asian="bold" style:font-weight-complex="bold"/>
    </style:style>
    <style:style style:name="P80" style:family="paragraph" style:parent-style-name="Standard">
      <style:paragraph-properties fo:line-height="115%" fo:text-align="justify" style:justify-single-word="false"/>
      <style:text-properties fo:font-weight="bold" officeooo:rsid="001db34a" officeooo:paragraph-rsid="001db34a" style:font-weight-asian="bold" style:font-weight-complex="bold"/>
    </style:style>
    <style:style style:name="P81" style:family="paragraph" style:parent-style-name="Standard">
      <style:paragraph-properties fo:line-height="115%" fo:text-align="justify" style:justify-single-word="false"/>
      <style:text-properties fo:font-weight="bold" officeooo:rsid="007cb262" officeooo:paragraph-rsid="007cb262" style:font-weight-asian="bold" style:font-weight-complex="bold"/>
    </style:style>
    <style:style style:name="P82" style:family="paragraph" style:parent-style-name="Standard">
      <style:paragraph-properties fo:line-height="115%" fo:text-align="justify" style:justify-single-word="false"/>
      <style:text-properties fo:font-weight="bold" officeooo:rsid="00336313" officeooo:paragraph-rsid="00336313" style:font-weight-asian="bold" style:font-weight-complex="bold"/>
    </style:style>
    <style:style style:name="P83" style:family="paragraph" style:parent-style-name="Standard">
      <style:paragraph-properties fo:line-height="115%" fo:text-align="justify" style:justify-single-word="false"/>
      <style:text-properties fo:font-weight="bold" officeooo:rsid="003d0a6c" officeooo:paragraph-rsid="003d0a6c" style:font-weight-asian="bold" style:font-weight-complex="bold"/>
    </style:style>
    <style:style style:name="P84" style:family="paragraph" style:parent-style-name="Standard">
      <style:paragraph-properties fo:line-height="115%" fo:text-align="justify" style:justify-single-word="false"/>
      <style:text-properties fo:font-weight="bold" officeooo:rsid="003fc1ec" officeooo:paragraph-rsid="003fc1ec" style:font-weight-asian="bold" style:font-weight-complex="bold"/>
    </style:style>
    <style:style style:name="P85" style:family="paragraph" style:parent-style-name="Standard">
      <style:paragraph-properties fo:line-height="115%" fo:text-align="justify" style:justify-single-word="false"/>
      <style:text-properties fo:font-weight="bold" officeooo:rsid="0052b6f2" officeooo:paragraph-rsid="0052b6f2" style:font-weight-asian="bold" style:font-weight-complex="bold"/>
    </style:style>
    <style:style style:name="P86" style:family="paragraph" style:parent-style-name="Standard">
      <style:paragraph-properties fo:line-height="115%" fo:text-align="justify" style:justify-single-word="false"/>
      <style:text-properties officeooo:rsid="00368c3a" officeooo:paragraph-rsid="00368c3a"/>
    </style:style>
    <style:style style:name="P87" style:family="paragraph" style:parent-style-name="Standard">
      <style:paragraph-properties fo:line-height="115%" fo:text-align="justify" style:justify-single-word="false"/>
      <style:text-properties fo:font-style="italic" fo:font-weight="bold" officeooo:paragraph-rsid="001f37eb" style:font-style-asian="italic" style:font-weight-asian="bold" style:font-style-complex="italic" style:font-weight-complex="bold"/>
    </style:style>
    <style:style style:name="P88" style:family="paragraph" style:parent-style-name="Standard">
      <style:paragraph-properties fo:line-height="115%" fo:text-align="justify" style:justify-single-word="false"/>
      <style:text-properties officeooo:paragraph-rsid="0034503e"/>
    </style:style>
    <style:style style:name="P89" style:family="paragraph" style:parent-style-name="Standard">
      <style:paragraph-properties fo:line-height="115%" fo:text-align="justify" style:justify-single-word="false"/>
      <style:text-properties officeooo:paragraph-rsid="0051ae4a"/>
    </style:style>
    <style:style style:name="P90" style:family="paragraph" style:parent-style-name="Standard">
      <style:paragraph-properties fo:line-height="115%" fo:text-align="justify" style:justify-single-word="false"/>
      <style:text-properties officeooo:rsid="0020656e" officeooo:paragraph-rsid="0020656e"/>
    </style:style>
    <style:style style:name="P91" style:family="paragraph" style:parent-style-name="Standard">
      <style:paragraph-properties fo:line-height="115%" fo:text-align="justify" style:justify-single-word="false"/>
      <style:text-properties officeooo:rsid="0020656e" officeooo:paragraph-rsid="00315174"/>
    </style:style>
    <style:style style:name="P92" style:family="paragraph" style:parent-style-name="Standard">
      <style:paragraph-properties fo:line-height="115%" fo:text-align="justify" style:justify-single-word="false"/>
      <style:text-properties officeooo:rsid="0020656e" officeooo:paragraph-rsid="0032137c"/>
    </style:style>
    <style:style style:name="P93" style:family="paragraph" style:parent-style-name="Standard">
      <style:paragraph-properties fo:line-height="115%" fo:text-align="justify" style:justify-single-word="false"/>
      <style:text-properties style:font-name="Liberation ,pmp" fo:font-size="12pt" fo:font-style="normal" fo:font-weight="normal" officeooo:rsid="00940b1b" officeooo:paragraph-rsid="00940b1b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master-page-name="Standard">
      <style:paragraph-properties fo:text-align="center" style:justify-single-word="false" style:page-number="1" fo:break-before="page"/>
      <style:text-properties style:font-name="Liberation Sans" fo:font-size="14pt" fo:font-weight="bold" officeooo:rsid="001ce97e" officeooo:paragraph-rsid="00a6c948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e97e" officeooo:paragraph-rsid="00a2c8fa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1cfc8a" officeooo:paragraph-rsid="00a2c8fa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ad329b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b3e34f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3d0a6c" officeooo:paragraph-rsid="00bf9a4e" style:font-size-asian="10.5pt" style:font-weight-asian="bold" style:font-size-complex="12pt" style:font-weight-complex="bold"/>
    </style:style>
    <style:style style:name="P100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5cba0c" style:font-size-asian="10.5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1cfc8a" style:font-size-asian="10.5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5cba0c" officeooo:paragraph-rsid="005cba0c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105" style:family="paragraph" style:parent-style-name="Standard" style:list-style-name="L6">
      <style:paragraph-properties fo:line-height="115%"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ad329b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b3e34f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426fac" officeooo:paragraph-rsid="00bf9a4e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a8a0bf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d12e03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a8a0bf" officeooo:paragraph-rsid="00e11c1b" style:font-size-asian="12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line-height="115%"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7">
      <style:paragraph-properties fo:line-height="115%" fo:text-align="start" style:justify-single-word="false"/>
      <style:text-properties style:font-name="Liberation Sans" fo:font-size="12pt" fo:font-style="normal" fo:font-weight="normal" officeooo:rsid="0051ae4a" officeooo:paragraph-rsid="009b6642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7">
      <style:paragraph-properties fo:line-height="115%" fo:text-align="start" style:justify-single-word="false"/>
      <style:text-properties style:font-name="Liberation Sans" fo:font-size="12pt" fo:font-style="normal" fo:font-weight="normal" officeooo:rsid="009b6642" officeooo:paragraph-rsid="009b6642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normal" officeooo:rsid="0098604d" officeooo:paragraph-rsid="0098604d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7">
      <style:paragraph-properties fo:line-height="115%" fo:text-align="start" style:justify-single-word="false"/>
      <style:text-properties style:font-name="Liberation Sans" fo:font-size="12pt" fo:font-style="normal" fo:font-weight="normal" officeooo:rsid="00ae385a" officeooo:paragraph-rsid="00ae385a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ad329b" style:font-size-asian="10.5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4d9b03" officeooo:paragraph-rsid="00c18c43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ad329b" style:font-size-asian="10.5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b3e34f" style:font-size-asian="10.5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ad329b" officeooo:paragraph-rsid="00be94c8" style:font-size-asian="10.5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c23be4" officeooo:paragraph-rsid="00c23be4" style:font-size-asian="10.5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fo:font-weight="bold" officeooo:rsid="00c23be4" officeooo:paragraph-rsid="00c318bd" style:font-size-asian="10.5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 style:list-style-name="L1">
      <style:paragraph-properties fo:line-height="100%"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line-height="115%" fo:text-align="justify" style:justify-single-word="false"/>
      <style:text-properties officeooo:rsid="00353ae6" officeooo:paragraph-rsid="00353ae6"/>
    </style:style>
    <style:style style:name="P126" style:family="paragraph" style:parent-style-name="Standard" style:list-style-name="L3">
      <style:paragraph-properties fo:line-height="115%" fo:text-align="justify" style:justify-single-word="false"/>
      <style:text-properties officeooo:paragraph-rsid="0034503e"/>
    </style:style>
    <style:style style:name="P127" style:family="paragraph" style:parent-style-name="Standard" style:list-style-name="L8">
      <style:paragraph-properties fo:line-height="115%" fo:text-align="justify" style:justify-single-word="false"/>
      <style:text-properties officeooo:paragraph-rsid="00b10718"/>
    </style:style>
    <style:style style:name="P128" style:family="paragraph" style:parent-style-name="Standard">
      <style:paragraph-properties fo:line-height="115%" fo:text-align="justify" style:justify-single-word="false"/>
      <style:text-properties officeooo:paragraph-rsid="00b3e34f"/>
    </style:style>
    <style:style style:name="P129" style:family="paragraph" style:parent-style-name="Standard">
      <style:paragraph-properties fo:line-height="115%" fo:text-align="justify" style:justify-single-word="false"/>
      <style:text-properties officeooo:paragraph-rsid="00bf9a4e"/>
    </style:style>
    <style:style style:name="P130" style:family="paragraph" style:parent-style-name="Standard">
      <style:paragraph-properties fo:line-height="115%" fo:text-align="justify" style:justify-single-word="false"/>
      <style:text-properties officeooo:paragraph-rsid="00cf6214"/>
    </style:style>
    <style:style style:name="P131" style:family="paragraph" style:parent-style-name="Standard">
      <style:paragraph-properties fo:line-height="115%" fo:text-align="justify" style:justify-single-word="false"/>
      <style:text-properties officeooo:paragraph-rsid="00d6a4e3"/>
    </style:style>
    <style:style style:name="P132" style:family="paragraph" style:parent-style-name="Standard" style:list-style-name="L7">
      <style:paragraph-properties fo:line-height="115%" fo:text-align="start" style:justify-single-word="false"/>
      <style:text-properties officeooo:paragraph-rsid="009b6642"/>
    </style:style>
    <style:style style:name="P133" style:family="paragraph" style:parent-style-name="Standard" style:list-style-name="L7">
      <style:paragraph-properties fo:line-height="115%" fo:text-align="start" style:justify-single-word="false"/>
      <style:text-properties officeooo:paragraph-rsid="009dc9ab"/>
    </style:style>
    <style:style style:name="P134" style:family="paragraph" style:parent-style-name="Standard" style:list-style-name="L4">
      <style:paragraph-properties fo:line-height="115%" fo:text-align="justify" style:justify-single-word="false"/>
      <style:text-properties fo:font-weight="normal" officeooo:rsid="00434f41" officeooo:paragraph-rsid="00434f41" style:font-weight-asian="normal" style:font-weight-complex="normal"/>
    </style:style>
    <style:style style:name="P135" style:family="paragraph" style:parent-style-name="Standard" style:list-style-name="L4">
      <style:paragraph-properties fo:line-height="115%" fo:text-align="justify" style:justify-single-word="false"/>
      <style:text-properties fo:font-weight="normal" officeooo:rsid="00434f41" officeooo:paragraph-rsid="0047a147" style:font-weight-asian="normal" style:font-weight-complex="normal"/>
    </style:style>
    <style:style style:name="P136" style:family="paragraph" style:parent-style-name="Standard" style:list-style-name="L6">
      <style:paragraph-properties fo:line-height="115%" fo:text-align="justify" style:justify-single-word="false"/>
      <style:text-properties fo:font-weight="normal" officeooo:rsid="00434f41" officeooo:paragraph-rsid="0047c625" style:font-weight-asian="normal" style:font-weight-complex="normal"/>
    </style:style>
    <style:style style:name="P137" style:family="paragraph" style:parent-style-name="Standard" style:list-style-name="L5">
      <style:paragraph-properties fo:line-height="115%"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138" style:family="paragraph" style:parent-style-name="Standard" style:list-style-name="L5">
      <style:paragraph-properties fo:line-height="115%"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139" style:family="paragraph" style:parent-style-name="Standard" style:list-style-name="L6">
      <style:paragraph-properties fo:line-height="115%"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140" style:family="paragraph" style:parent-style-name="Standard" style:list-style-name="L6">
      <style:paragraph-properties fo:line-height="115%"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141" style:family="paragraph" style:parent-style-name="Standard" style:list-style-name="L7">
      <style:paragraph-properties fo:line-height="115%" fo:text-align="start" style:justify-single-word="false"/>
      <style:text-properties officeooo:rsid="009b6642" officeooo:paragraph-rsid="009b6642"/>
    </style:style>
    <style:style style:name="P142" style:family="paragraph" style:parent-style-name="Standard">
      <style:paragraph-properties fo:line-height="115%" fo:text-align="justify" style:justify-single-word="false"/>
      <style:text-properties officeooo:rsid="00b2555d" officeooo:paragraph-rsid="00b2555d"/>
    </style:style>
    <style:style style:name="P143" style:family="paragraph" style:parent-style-name="Standard" style:list-style-name="L9">
      <style:paragraph-properties fo:line-height="115%" fo:text-align="justify" style:justify-single-word="false"/>
      <style:text-properties officeooo:rsid="00b3e34f" officeooo:paragraph-rsid="00b3e34f"/>
    </style:style>
    <style:style style:name="P144" style:family="paragraph" style:parent-style-name="Standard" style:list-style-name="L9">
      <style:paragraph-properties fo:line-height="115%" fo:text-align="justify" style:justify-single-word="false"/>
      <style:text-properties officeooo:rsid="00b3e34f" officeooo:paragraph-rsid="00bf9a4e"/>
    </style:style>
    <style:style style:name="P145" style:family="paragraph" style:parent-style-name="Standard" style:list-style-name="L10">
      <style:paragraph-properties fo:line-height="115%" fo:text-align="justify" style:justify-single-word="false"/>
      <style:text-properties officeooo:rsid="00c6ad7f" officeooo:paragraph-rsid="00c6ad7f"/>
    </style:style>
    <style:style style:name="P146" style:family="paragraph" style:parent-style-name="Standard" style:master-page-name="Index">
      <style:paragraph-properties fo:line-height="200%" fo:text-align="start" style:justify-single-word="false" style:page-number="auto"/>
      <style:text-properties style:font-name="Liberation Sans" fo:font-size="12pt" fo:font-weight="bold" officeooo:rsid="001cfc8a" officeooo:paragraph-rsid="00a2c8fa" style:font-size-asian="10.5pt" style:font-weight-asian="bold" style:font-size-complex="12pt" style:font-weight-complex="bold"/>
    </style:style>
    <style:style style:name="T1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1f37eb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20656e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2680b5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2e1840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2e88f3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fbfab" style:font-size-asian="10.5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315174" style:font-size-asian="10.5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2137c" style:font-size-asian="10.5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334edf" style:font-size-asian="10.5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336313" style:font-size-asian="10.5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47a147" style:font-size-asian="10.5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578109" style:font-size-asian="10.5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426fac" style:font-size-asian="10.5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b3e34f" style:font-size-asian="10.5pt" style:font-weight-asian="normal" style:font-size-complex="12pt" style:font-weight-complex="normal"/>
    </style:style>
    <style:style style:name="T16" style:family="text">
      <style:text-properties style:font-name="Liberation Sans" fo:font-size="12pt" style:font-size-asian="10.5pt" style:font-size-complex="12pt"/>
    </style:style>
    <style:style style:name="T17" style:family="text">
      <style:text-properties style:font-name="Liberation Sans" fo:font-size="12pt" officeooo:rsid="001f37eb" style:font-size-asian="10.5pt" style:font-size-complex="12pt"/>
    </style:style>
    <style:style style:name="T18" style:family="text">
      <style:text-properties style:font-name="Liberation Sans" fo:font-size="12pt" officeooo:rsid="0020656e" style:font-size-asian="10.5pt" style:font-size-complex="12pt"/>
    </style:style>
    <style:style style:name="T19" style:family="text">
      <style:text-properties style:font-name="Liberation Sans" fo:font-size="12pt" officeooo:rsid="0021b23e" style:font-size-asian="10.5pt" style:font-size-complex="12pt"/>
    </style:style>
    <style:style style:name="T20" style:family="text">
      <style:text-properties style:font-name="Liberation Sans" fo:font-size="12pt" officeooo:rsid="00277d4d" style:font-size-asian="10.5pt" style:font-size-complex="12pt"/>
    </style:style>
    <style:style style:name="T21" style:family="text">
      <style:text-properties style:font-name="Liberation Sans" fo:font-size="12pt" officeooo:rsid="0032137c" style:font-size-asian="10.5pt" style:font-size-complex="12pt"/>
    </style:style>
    <style:style style:name="T22" style:family="text">
      <style:text-properties style:font-name="Liberation Sans" fo:font-size="12pt" officeooo:rsid="001db34a" style:font-size-asian="10.5pt" style:font-size-complex="12pt"/>
    </style:style>
    <style:style style:name="T23" style:family="text">
      <style:text-properties style:font-name="Liberation Sans" fo:font-size="12pt" officeooo:rsid="003eb541" style:font-size-asian="10.5pt" style:font-size-complex="12pt"/>
    </style:style>
    <style:style style:name="T24" style:family="text">
      <style:text-properties style:font-name="Liberation Sans" fo:font-size="12pt" officeooo:rsid="00434f41" style:font-size-asian="10.5pt" style:font-size-complex="12pt"/>
    </style:style>
    <style:style style:name="T25" style:family="text">
      <style:text-properties style:font-name="Liberation Sans" fo:font-size="12pt" officeooo:rsid="0047a147" style:font-size-asian="10.5pt" style:font-size-complex="12pt"/>
    </style:style>
    <style:style style:name="T26" style:family="text">
      <style:text-properties style:font-name="Liberation Sans" fo:font-size="12pt" officeooo:rsid="0047c625" style:font-size-asian="10.5pt" style:font-size-complex="12pt"/>
    </style:style>
    <style:style style:name="T27" style:family="text">
      <style:text-properties style:font-name="Liberation Sans" fo:font-size="12pt" officeooo:rsid="0045a684" style:font-size-asian="10.5pt" style:font-size-complex="12pt"/>
    </style:style>
    <style:style style:name="T28" style:family="text">
      <style:text-properties style:font-name="Liberation Sans" fo:font-size="12pt" officeooo:rsid="0047fcb5" style:font-size-asian="10.5pt" style:font-size-complex="12pt"/>
    </style:style>
    <style:style style:name="T29" style:family="text">
      <style:text-properties style:font-name="Liberation Sans" fo:font-size="12pt" officeooo:rsid="00496d56" style:font-size-asian="10.5pt" style:font-size-complex="12pt"/>
    </style:style>
    <style:style style:name="T30" style:family="text">
      <style:text-properties style:font-name="Liberation Sans" fo:font-size="12pt" officeooo:rsid="0049d353" style:font-size-asian="10.5pt" style:font-size-complex="12pt"/>
    </style:style>
    <style:style style:name="T31" style:family="text">
      <style:text-properties style:font-name="Liberation Sans" fo:font-size="12pt" officeooo:rsid="004b0181" style:font-size-asian="10.5pt" style:font-size-complex="12pt"/>
    </style:style>
    <style:style style:name="T32" style:family="text">
      <style:text-properties style:font-name="Liberation Sans" fo:font-size="12pt" officeooo:rsid="004bb7c2" style:font-size-asian="10.5pt" style:font-size-complex="12pt"/>
    </style:style>
    <style:style style:name="T33" style:family="text">
      <style:text-properties style:font-name="Liberation Sans" fo:font-size="12pt" officeooo:rsid="004ca4d7" style:font-size-asian="10.5pt" style:font-size-complex="12pt"/>
    </style:style>
    <style:style style:name="T34" style:family="text">
      <style:text-properties style:font-name="Liberation Sans" fo:font-size="12pt" officeooo:rsid="004d9b03" style:font-size-asian="10.5pt" style:font-size-complex="12pt"/>
    </style:style>
    <style:style style:name="T35" style:family="text">
      <style:text-properties style:font-name="Liberation Sans" fo:font-size="12pt" officeooo:rsid="005885a8" style:font-size-asian="10.5pt" style:font-size-complex="12pt"/>
    </style:style>
    <style:style style:name="T36" style:family="text">
      <style:text-properties style:font-name="Liberation Sans" fo:font-size="12pt" officeooo:rsid="006700ea" style:font-size-asian="10.5pt" style:font-size-complex="12pt"/>
    </style:style>
    <style:style style:name="T37" style:family="text">
      <style:text-properties style:font-name="Liberation Sans" fo:font-size="12pt" fo:font-style="italic" style:font-size-asian="10.5pt" style:font-style-asian="italic" style:font-size-complex="12pt" style:font-style-complex="italic"/>
    </style:style>
    <style:style style:name="T38" style:family="text">
      <style:text-properties style:font-name="Liberation Sans" fo:font-size="12pt" fo:font-style="italic" officeooo:rsid="0021b23e" style:font-size-asian="10.5pt" style:font-style-asian="italic" style:font-size-complex="12pt" style:font-style-complex="italic"/>
    </style:style>
    <style:style style:name="T39" style:family="text">
      <style:text-properties style:font-name="Liberation Sans" fo:font-size="12pt" fo:font-style="italic" officeooo:rsid="002349db" style:font-size-asian="10.5pt" style:font-style-asian="italic" style:font-size-complex="12pt" style:font-style-complex="italic"/>
    </style:style>
    <style:style style:name="T40" style:family="text">
      <style:text-properties style:font-name="Liberation Sans" fo:font-size="12pt" fo:font-style="italic" officeooo:rsid="00277d4d" style:font-size-asian="10.5pt" style:font-style-asian="italic" style:font-size-complex="12pt" style:font-style-complex="italic"/>
    </style:style>
    <style:style style:name="T41" style:family="text">
      <style:text-properties style:font-name="Liberation Sans" fo:font-size="12pt" fo:font-style="italic" officeooo:rsid="0049d353" style:font-size-asian="10.5pt" style:font-style-asian="italic" style:font-size-complex="12pt" style:font-style-complex="italic"/>
    </style:style>
    <style:style style:name="T42" style:family="text">
      <style:text-properties style:font-name="Liberation Sans" fo:font-size="12pt" fo:font-style="italic" officeooo:rsid="004bb7c2" style:font-size-asian="10.5pt" style:font-style-asian="italic" style:font-size-complex="12pt" style:font-style-complex="italic"/>
    </style:style>
    <style:style style:name="T43" style:family="text">
      <style:text-properties style:font-name="Liberation Sans" fo:font-size="12pt" fo:font-style="italic" officeooo:rsid="004bf6d3" style:font-size-asian="10.5pt" style:font-style-asian="italic" style:font-size-complex="12pt" style:font-style-complex="italic"/>
    </style:style>
    <style:style style:name="T44" style:family="text">
      <style:text-properties style:font-name="Liberation Sans" fo:font-size="12pt" fo:font-style="italic" officeooo:rsid="004d9b03" style:font-size-asian="10.5pt" style:font-style-asian="italic" style:font-size-complex="12pt" style:font-style-complex="italic"/>
    </style:style>
    <style:style style:name="T45" style:family="text">
      <style:text-properties style:font-name="Liberation 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" fo:font-size="12pt" fo:font-style="italic" fo:font-weight="normal" officeooo:rsid="00b9cabb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Liberation Sans" fo:font-size="12pt" fo:font-style="italic" fo:font-weight="normal" officeooo:rsid="00bc2193" style:font-size-asian="10.5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Liberation Sans" fo:font-size="12pt" fo:font-style="italic" fo:font-weight="normal" officeooo:rsid="00d4a896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Liberation Sans" fo:font-size="12pt" fo:font-style="normal" style:font-size-asian="10.5pt" style:font-style-asian="normal" style:font-size-complex="12pt" style:font-style-complex="normal"/>
    </style:style>
    <style:style style:name="T50" style:family="text">
      <style:text-properties style:font-name="Liberation Sans" fo:font-size="12pt" fo:font-style="normal" officeooo:rsid="0021b23e" style:font-size-asian="10.5pt" style:font-style-asian="normal" style:font-size-complex="12pt" style:font-style-complex="normal"/>
    </style:style>
    <style:style style:name="T51" style:family="text">
      <style:text-properties style:font-name="Liberation Sans" fo:font-size="12pt" fo:font-style="normal" officeooo:rsid="002349db" style:font-size-asian="10.5pt" style:font-style-asian="normal" style:font-size-complex="12pt" style:font-style-complex="normal"/>
    </style:style>
    <style:style style:name="T52" style:family="text">
      <style:text-properties style:font-name="Liberation Sans" fo:font-size="12pt" fo:font-style="normal" officeooo:rsid="0034503e" style:font-size-asian="10.5pt" style:font-style-asian="normal" style:font-size-complex="12pt" style:font-style-complex="normal"/>
    </style:style>
    <style:style style:name="T53" style:family="text">
      <style:text-properties style:font-name="Liberation Sans" fo:font-size="12pt" fo:font-style="normal" officeooo:rsid="00353ae6" style:font-size-asian="10.5pt" style:font-style-asian="normal" style:font-size-complex="12pt" style:font-style-complex="normal"/>
    </style:style>
    <style:style style:name="T54" style:family="text">
      <style:text-properties style:font-name="Liberation Sans" fo:font-size="12pt" fo:font-style="normal" officeooo:rsid="0049d353" style:font-size-asian="10.5pt" style:font-style-asian="normal" style:font-size-complex="12pt" style:font-style-complex="normal"/>
    </style:style>
    <style:style style:name="T55" style:family="text">
      <style:text-properties style:font-name="Liberation Sans" fo:font-size="12pt" fo:font-style="normal" officeooo:rsid="004bb7c2" style:font-size-asian="10.5pt" style:font-style-asian="normal" style:font-size-complex="12pt" style:font-style-complex="normal"/>
    </style:style>
    <style:style style:name="T56" style:family="text">
      <style:text-properties style:font-name="Liberation Sans" fo:font-size="12pt" fo:font-style="normal" officeooo:rsid="004bf6d3" style:font-size-asian="10.5pt" style:font-style-asian="normal" style:font-size-complex="12pt" style:font-style-complex="normal"/>
    </style:style>
    <style:style style:name="T57" style:family="text">
      <style:text-properties style:font-name="Liberation Sans" fo:font-size="12pt" fo:font-style="normal" officeooo:rsid="004d9b03" style:font-size-asian="10.5pt" style:font-style-asian="normal" style:font-size-complex="12pt" style:font-style-complex="normal"/>
    </style:style>
    <style:style style:name="T58" style:family="text">
      <style:text-properties style:font-name="Liberation Sans" fo:font-size="12pt" fo:font-style="normal" officeooo:rsid="004e1b8b" style:font-size-asian="10.5pt" style:font-style-asian="normal" style:font-size-complex="12pt" style:font-style-complex="normal"/>
    </style:style>
    <style:style style:name="T59" style:family="text">
      <style:text-properties style:font-name="Liberation Sans" fo:font-size="12pt" fo:font-style="normal" style:text-underline-style="none" officeooo:rsid="00329d3c" style:font-size-asian="10.5pt" style:font-style-asian="normal" style:font-size-complex="12pt" style:font-style-complex="normal"/>
    </style:style>
    <style:style style:name="T60" style:family="text">
      <style:text-properties style:font-name="Liberation Sans" fo:font-size="12pt" fo:font-style="normal" style:text-underline-style="none" officeooo:rsid="00336313" style:font-size-asian="10.5pt" style:font-style-asian="normal" style:font-size-complex="12pt" style:font-style-complex="normal"/>
    </style:style>
    <style:style style:name="T61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ans" fo:font-size="12pt" fo:font-style="normal" fo:font-weight="normal" officeooo:rsid="0034503e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iberation Sans" fo:font-size="12pt" fo:font-style="normal" fo:font-weight="normal" officeooo:rsid="00368c3a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Liberation Sans" fo:font-size="12pt" fo:font-style="normal" fo:font-weight="normal" officeooo:rsid="0038591c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Liberation Sans" fo:font-size="12pt" fo:font-style="normal" fo:font-weight="normal" officeooo:rsid="0039455c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Liberation Sans" fo:font-size="12pt" fo:font-style="normal" fo:font-weight="normal" officeooo:rsid="0045a684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Liberation Sans" fo:font-size="12pt" fo:font-style="normal" fo:font-weight="normal" officeooo:rsid="005a2c1f" style:font-size-asian="10.5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Liberation Sans" fo:font-size="12pt" fo:font-style="normal" fo:font-weight="normal" officeooo:rsid="009b6642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Liberation Sans" fo:font-size="12pt" fo:font-style="normal" fo:font-weight="normal" officeooo:rsid="0051ae4a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iberation Sans" fo:font-size="12pt" fo:font-style="normal" fo:font-weight="normal" officeooo:rsid="009dc9ab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Liberation Sans" fo:font-size="12pt" fo:font-style="normal" fo:font-weight="normal" officeooo:rsid="0047a147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Liberation Sans" fo:font-size="12pt" fo:font-style="normal" fo:font-weight="normal" officeooo:rsid="00b2555d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iberation Sans" fo:font-size="12pt" fo:font-style="normal" fo:font-weight="normal" officeooo:rsid="00b41168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iberation Sans" fo:font-size="12pt" fo:font-style="normal" fo:font-weight="normal" officeooo:rsid="00b77478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Sans" fo:font-size="12pt" fo:font-style="normal" fo:font-weight="normal" officeooo:rsid="00b9cabb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iberation Sans" fo:font-size="12pt" fo:font-style="normal" fo:font-weight="normal" officeooo:rsid="00bc2193" style:font-size-asian="10.5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iberation Sans" fo:font-size="12pt" fo:font-style="normal" fo:font-weight="normal" officeooo:rsid="00bcd827" style:font-size-asian="10.5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Liberation Sans" fo:font-size="12pt" fo:font-style="normal" fo:font-weight="normal" officeooo:rsid="00cb3f2a" style:font-size-asian="10.5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font-name="Liberation Sans" fo:font-size="12pt" fo:font-style="normal" fo:font-weight="normal" officeooo:rsid="00cd502a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font-name="Liberation Sans" fo:font-size="12pt" fo:font-style="normal" fo:font-weight="normal" officeooo:rsid="00cef77c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ans" fo:font-size="12pt" fo:font-style="normal" fo:font-weight="normal" officeooo:rsid="00cef87b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Sans" fo:font-size="12pt" fo:font-style="normal" fo:font-weight="normal" officeooo:rsid="00cf6214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font-name="Liberation Sans" fo:font-size="12pt" fo:font-style="normal" fo:font-weight="normal" officeooo:rsid="00d4a896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font-name="Liberation Sans" fo:font-size="12pt" fo:font-style="normal" fo:font-weight="normal" officeooo:rsid="00d6a4e3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Sans" fo:font-size="12pt" fo:font-style="normal" fo:font-weight="normal" officeooo:rsid="00d75df0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Sans" fo:font-size="12pt" fo:font-style="normal" fo:font-weight="normal" officeooo:rsid="00d8da91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Sans" fo:font-size="12pt" fo:font-style="normal" fo:font-weight="normal" officeooo:rsid="00da2cb9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Liberation Sans" fo:font-size="12pt" fo:font-style="normal" fo:font-weight="normal" officeooo:rsid="00db386c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Liberation Sans" fo:font-size="12pt" fo:font-style="normal" fo:font-weight="bold" officeooo:rsid="004d9b03" style:font-size-asian="10.5pt" style:font-style-asian="normal" style:font-weight-asian="bold" style:font-size-complex="12pt" style:font-style-complex="normal" style:font-weight-complex="bold"/>
    </style:style>
    <style:style style:name="T90" style:family="text">
      <style:text-properties style:font-name="Liberation Sans" fo:font-size="12pt" fo:font-style="normal" fo:font-weight="bold" officeooo:rsid="0051ae4a" style:font-size-asian="10.5pt" style:font-style-asian="normal" style:font-weight-asian="bold" style:font-size-complex="12pt" style:font-style-complex="normal" style:font-weight-complex="bold"/>
    </style:style>
    <style:style style:name="T91" style:family="text">
      <style:text-properties style:font-name="Liberation Sans" fo:font-size="12pt" fo:font-style="normal" fo:font-weight="bold" officeooo:rsid="009dc9ab" style:font-size-asian="10.5pt" style:font-style-asian="normal" style:font-weight-asian="bold" style:font-size-complex="12pt" style:font-style-complex="normal" style:font-weight-complex="bold"/>
    </style:style>
    <style:style style:name="T92" style:family="text">
      <style:text-properties officeooo:rsid="00496d56"/>
    </style:style>
    <style:style style:name="T93" style:family="text">
      <style:text-properties officeooo:rsid="00519748"/>
    </style:style>
    <style:style style:name="T94" style:family="text">
      <style:text-properties officeooo:rsid="0053845b"/>
    </style:style>
    <style:style style:name="T95" style:family="text">
      <style:text-properties officeooo:rsid="005cba0c"/>
    </style:style>
    <style:style style:name="T96" style:family="text">
      <style:text-properties officeooo:rsid="005d998d"/>
    </style:style>
    <style:style style:name="T97" style:family="text">
      <style:text-properties officeooo:rsid="005e48e9"/>
    </style:style>
    <style:style style:name="T98" style:family="text">
      <style:text-properties officeooo:rsid="005f7380"/>
    </style:style>
    <style:style style:name="T99" style:family="text">
      <style:text-properties officeooo:rsid="0062f497"/>
    </style:style>
    <style:style style:name="T100" style:family="text">
      <style:text-properties officeooo:rsid="0078dc87"/>
    </style:style>
    <style:style style:name="T101" style:family="text">
      <style:text-properties officeooo:rsid="008317fb"/>
    </style:style>
    <style:style style:name="T102" style:family="text">
      <style:text-properties officeooo:rsid="00880811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c23be4" style:font-weight-asian="normal" style:font-weight-complex="normal"/>
    </style:style>
    <style:style style:name="T105" style:family="text">
      <style:text-properties fo:font-weight="normal" officeooo:rsid="00c318bd" style:font-weight-asian="normal" style:font-weight-complex="normal"/>
    </style:style>
    <style:style style:name="T106" style:family="text">
      <style:text-properties style:font-name="Liberation Mono" fo:font-style="normal" style:font-style-asian="normal" style:font-style-complex="normal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d12e03" style:font-weight-asian="bold" style:font-weight-complex="bold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9a98e3" style:font-style-asian="italic" style:font-style-complex="italic"/>
    </style:style>
    <style:style style:name="T1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2" style:family="text">
      <style:text-properties fo:font-style="italic" fo:font-weight="normal" officeooo:rsid="00c23be4" style:font-style-asian="italic" style:font-weight-asian="normal" style:font-style-complex="italic" style:font-weight-complex="normal"/>
    </style:style>
    <style:style style:name="T113" style:family="text">
      <style:text-properties fo:font-style="italic" officeooo:rsid="00dfb294" style:font-size-asian="10.5pt" style:font-style-asian="italic" style:font-style-complex="italic"/>
    </style:style>
    <style:style style:name="T114" style:family="text">
      <style:text-properties fo:font-style="italic" officeooo:rsid="00e11c1b" style:font-size-asian="10.5pt" style:font-style-asian="italic" style:font-style-complex="italic"/>
    </style:style>
    <style:style style:name="T115" style:family="text">
      <style:text-properties fo:font-style="normal" style:font-style-asian="normal" style:font-style-complex="normal"/>
    </style:style>
    <style:style style:name="T116" style:family="text">
      <style:text-properties fo:font-style="normal" officeooo:rsid="009566cd" style:font-style-asian="normal" style:font-style-complex="normal"/>
    </style:style>
    <style:style style:name="T117" style:family="text">
      <style:text-properties fo:font-style="normal" officeooo:rsid="00966769" style:font-style-asian="normal" style:font-style-complex="normal"/>
    </style:style>
    <style:style style:name="T118" style:family="text">
      <style:text-properties fo:font-style="normal" fo:font-weight="bold" officeooo:rsid="00d2b8d1" style:font-size-asian="10.5pt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dd2c67" style:font-size-asian="10.5pt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e11c1b" style:font-size-asian="10.5pt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font-style="normal" officeooo:rsid="00c18c43" style:font-size-asian="10.5pt" style:font-style-asian="normal" style:font-style-complex="normal"/>
    </style:style>
    <style:style style:name="T123" style:family="text">
      <style:text-properties fo:font-style="normal" officeooo:rsid="00d12e03" style:font-size-asian="10.5pt" style:font-style-asian="normal" style:font-style-complex="normal"/>
    </style:style>
    <style:style style:name="T124" style:family="text">
      <style:text-properties fo:font-style="normal" officeooo:rsid="00d2b8d1" style:font-size-asian="10.5pt" style:font-style-asian="normal" style:font-style-complex="normal"/>
    </style:style>
    <style:style style:name="T125" style:family="text">
      <style:text-properties fo:font-style="normal" officeooo:rsid="00dfb294" style:font-size-asian="10.5pt" style:font-style-asian="normal" style:font-style-complex="normal"/>
    </style:style>
    <style:style style:name="T126" style:family="text">
      <style:text-properties fo:font-style="normal" officeooo:rsid="00e11c1b" style:font-size-asian="10.5pt" style:font-style-asian="normal" style:font-style-complex="normal"/>
    </style:style>
    <style:style style:name="T127" style:family="text">
      <style:text-properties fo:font-style="normal" officeooo:rsid="00e30cc9" style:font-size-asian="10.5pt" style:font-style-asian="normal" style:font-style-complex="normal"/>
    </style:style>
    <style:style style:name="T128" style:family="text">
      <style:text-properties style:text-underline-style="none"/>
    </style:style>
    <style:style style:name="T129" style:family="text">
      <style:text-properties officeooo:rsid="009a98e3"/>
    </style:style>
    <style:style style:name="T130" style:family="text">
      <style:text-properties officeooo:rsid="00a8a0bf"/>
    </style:style>
    <style:style style:name="T131" style:family="text">
      <style:text-properties officeooo:rsid="00ad329b"/>
    </style:style>
    <style:style style:name="T132" style:family="text">
      <style:text-properties officeooo:rsid="00b10718"/>
    </style:style>
    <style:style style:name="T133" style:family="text">
      <style:text-properties officeooo:rsid="00b3e34f"/>
    </style:style>
    <style:style style:name="T134" style:family="text">
      <style:text-properties officeooo:rsid="00b8ba3a"/>
    </style:style>
    <style:style style:name="T135" style:family="text">
      <style:text-properties officeooo:rsid="00be94c8"/>
    </style:style>
    <style:style style:name="T136" style:family="text">
      <style:text-properties officeooo:rsid="00bfe2c5"/>
    </style:style>
    <style:style style:name="T137" style:family="text">
      <style:text-properties officeooo:rsid="00c18c43"/>
    </style:style>
    <style:style style:name="T138" style:family="text">
      <style:text-properties officeooo:rsid="00d12e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UNIVERSIDADE FEDERAL DE GOIÁS – UFG</text:p>
      <text:p text:style-name="P57">INSTITUTO DE INFORMÁTICA – INF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Arthur de Oliveira Barbosa Lacerda</text:p>
      <text:p text:style-name="P57">Murillo Rodrigues de Paula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/>
      <text:p text:style-name="P56"/>
      <text:p text:style-name="P56">Relatório do desenvolvimento do sistema de arquivos FAT16</text:p>
      <text:p text:style-name="P56"/>
      <text:p text:style-name="P56"/>
      <text:p text:style-name="P57"/>
      <text:p text:style-name="P57">Linguagens de Programação</text:p>
      <text:p text:style-name="P57">Prof. Dr. Bruno Oliveira Silvestre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Goiânia, 2017</text:p>
      <text:p text:style-name="P94">SUMÁRIO</text:p>
      <text:p text:style-name="P95"/>
      <text:p text:style-name="P10">1. CONVENÇÕES DE CÓDIGO………………………………………………………………<text:tab/>2</text:p>
      <text:p text:style-name="P10">2. ESTRUTURAS E TIPOLOGIAS UTILIZADAS ………………………………………….<text:tab/>2</text:p>
      <text:p text:style-name="P11">3. FUNÇÃO sector_read ……………………………………………………………………..<text:tab/>3</text:p>
      <text:p text:style-name="P11">4. <text:span text:style-name="T92">IMPLEMENTAÇÃO FAT16 …</text:span>………………………………………………………………<text:tab/><text:span text:style-name="T130">4</text:span></text:p>
      <text:p text:style-name="P31"><text:tab/><text:span text:style-name="T107">4.1.</text:span> Funções utilizadas ………...………………………………………………………<text:tab/><text:span text:style-name="T130">4</text:span></text:p>
      <text:p text:style-name="P39"><text:tab/><text:tab/><text:span text:style-name="T121">4.1.1.</text:span> path_treatment ………………...………………………………………...<text:tab/><text:span text:style-name="T130">4</text:span></text:p>
      <text:p text:style-name="P39"><text:tab/><text:tab/><text:span text:style-name="T121">4.1.2.</text:span> fat16_init …..……………………………………………………………..<text:tab/><text:span text:style-name="T130">5</text:span></text:p>
      <text:p text:style-name="P39"><text:tab/><text:tab/><text:span text:style-name="T121">4.1.3.</text:span> find_root ……………...…………………………………………………..<text:tab/><text:span text:style-name="T130">5</text:span></text:p>
      <text:p text:style-name="P39"><text:tab/><text:tab/><text:span text:style-name="T121">4.1.4.</text:span> fat_entry_by_cluser ...…………………………………………………...<text:tab/><text:span text:style-name="T130">6</text:span></text:p>
      <text:p text:style-name="P39"><text:tab/><text:tab/><text:span text:style-name="T121">4.1.5.</text:span> find_subdir …………...…………………………………………………..<text:tab/><text:span text:style-name="T130">6</text:span></text:p>
      <text:p text:style-name="P32"><text:tab/><text:span text:style-name="T121">4.2.</text:span> Funcionamento ..…………………………………………………………………..<text:tab/><text:span text:style-name="T130">7</text:span></text:p>
      <text:p text:style-name="P12"><text:span text:style-name="T93">5</text:span>. <text:span text:style-name="T93">FUSE ……………………….…</text:span>………………………………………………………………<text:tab/><text:span text:style-name="T130">8</text:span></text:p>
      <text:p text:style-name="P33"><text:tab/><text:span text:style-name="T107">5.1.</text:span> Funções necessárias do FUSE ...………………………………………………..<text:tab/>8</text:p>
      <text:p text:style-name="P33"><text:tab/><text:span text:style-name="T107">5.2.</text:span> Funcionamento …………………..………………………………………………..<text:tab/>9</text:p>
      <text:p text:style-name="P110"><text:span text:style-name="T138"><text:tab/></text:span><text:span text:style-name="T108">5.3.</text:span><text:span text:style-name="T138"> </text:span><text:span text:style-name="T122">Reutilização das funções da FAT16 ……………………………………………..<text:tab/></text:span><text:span text:style-name="T123">9</text:span></text:p>
      <text:p text:style-name="P110"><text:span text:style-name="T123"><text:tab/></text:span><text:span text:style-name="T118">5.4.</text:span><text:span text:style-name="T124"> Funções implementadas ..………………………………………………………..<text:tab/>10</text:span></text:p>
      <text:p text:style-name="P110"><text:span text:style-name="T118"><text:tab/><text:tab/></text:span><text:span text:style-name="T119">5.4.1.</text:span><text:span text:style-name="T113"> fat16_init</text:span><text:span text:style-name="T125"> ………………………………………………………………….<text:tab/></text:span><text:span text:style-name="T126">10</text:span></text:p>
      <text:p text:style-name="P111"><text:span text:style-name="T119"><text:tab/><text:tab/>5.4.</text:span><text:span text:style-name="T120">2</text:span><text:span text:style-name="T119">.</text:span><text:span text:style-name="T113"> fat16_</text:span><text:span text:style-name="T114">getattr</text:span><text:span text:style-name="T126"> ……………………………………………………………..<text:tab/>10</text:span></text:p>
      <text:p text:style-name="P111"><text:span text:style-name="T119"><text:tab/><text:tab/>5.4.</text:span><text:span text:style-name="T120">3</text:span><text:span text:style-name="T119">.</text:span><text:span text:style-name="T113"> fat16_</text:span><text:span text:style-name="T114">readdir </text:span><text:span text:style-name="T126">…………………………………………………………….<text:tab/></text:span><text:span text:style-name="T127">10</text:span></text:p>
      <text:p text:style-name="P13">6. REFERÊNCIA<text:span text:style-name="T115">S ……………………………………………………………………………...<text:tab/>10</text:span></text:p>
      <text:p text:style-name="P96"/>
      <text:p text:style-name="P146">1. CONVENÇÕES DO CÓDIGO</text:p>
      <text:p text:style-name="P2"/>
      <text:list xml:id="list5882820306113386737" text:style-name="L1">
        <text:list-item>
          <text:p text:style-name="P100">Todas as variáveis utilizadas foram nomeadas na língua inglesa <text:span text:style-name="T95">e apresentam formato em camel case</text:span>.</text:p>
          <text:list>
            <text:list-item>
              <text:p text:style-name="P103">Ex: variableName<text:span text:style-name="T96">Example</text:span></text:p>
            </text:list-item>
          </text:list>
        </text:list-item>
        <text:list-item>
          <text:p text:style-name="P103">Toda função foi nomeada na língua inglesa, utilizando apenas letras minusculas e tem o caracter “_” como separador.</text:p>
          <text:list>
            <text:list-item>
              <text:p text:style-name="P103">Ex: function_example</text:p>
            </text:list-item>
          </text:list>
        </text:list-item>
        <text:list-item>
          <text:p text:style-name="P101">Todo o comentário do código também está na língua inglesa.</text:p>
          <text:list>
            <text:list-item>
              <text:p text:style-name="P104">Padrão de comentário de funções:</text:p>
            </text:list-item>
          </text:list>
        </text:list-item>
      </text:list>
      <text:p text:style-name="P61"><text:tab/><text:tab/>/**</text:p>
      <text:p text:style-name="P61"><text:tab/><text:tab/> * Description: This is the function description</text:p>
      <text:p text:style-name="P61"><text:tab/><text:tab/> * =============================================</text:p>
      <text:p text:style-name="P61"><text:tab/><text:tab/> * Return</text:p>
      <text:p text:style-name="P61"><text:tab/><text:tab/> * @returnname: What the return means.</text:p>
      <text:p text:style-name="P61"><text:tab/><text:tab/> * =============================================</text:p>
      <text:p text:style-name="P61"><text:tab/><text:tab/> * Parameters</text:p>
      <text:p text:style-name="P61"><text:tab/><text:tab/> * @param1name: What parameter 1 mean.</text:p>
      <text:p text:style-name="P61"><text:tab/><text:tab/> * @param2name: What parameter 2 mean.</text:p>
      <text:p text:style-name="P61"><text:tab/><text:tab/>**/</text:p>
      <text:list xml:id="list185129831398304" text:continue-numbering="true" text:style-name="L1">
        <text:list-item>
          <text:list>
            <text:list-item>
              <text:p text:style-name="P102">Padrão de comentário <text:span text:style-name="T94">dentro das funções</text:span>: </text:p>
              <text:list>
                <text:list-header>
                  <text:p text:style-name="P124">/* This is a <text:span text:style-name="T97">single line </text:span>comment */</text:p>
                </text:list-header>
              </text:list>
            </text:list-item>
          </text:list>
        </text:list-item>
      </text:list>
      <text:p text:style-name="P59"/>
      <text:p text:style-name="P60"><text:tab/><text:tab/>/* <text:span text:style-name="T97">This is the format of a multiple</text:span></text:p>
      <text:p text:style-name="P60"><text:tab/><text:tab/> * <text:span text:style-name="T97">line comment */</text:span></text:p>
      <text:list xml:id="list185130473539915" text:continue-numbering="true" text:style-name="L1">
        <text:list-item>
          <text:p text:style-name="P101">Tamanho 2 de tabulação.</text:p>
        </text:list-item>
      </text:list>
      <text:p text:style-name="P20"/>
      <text:p text:style-name="P79"><text:span text:style-name="T16">2. ESTRUTURAS </text:span><text:span text:style-name="T17">E TIPOLOGIAS UTILIZADAS</text:span></text:p>
      <text:p text:style-name="P14"/>
      <text:p text:style-name="P18">Por questão de compatibilidade e uniformidade com a FAT16, todas os tipos são unsigned por padrão.</text:p>
      <text:p text:style-name="P18">O tipo BYTE é definido como uma quantidade de 8 bits sem sinal.</text:p>
      <text:p text:style-name="P18">O tipo WORD é definido como uma quantidade de 16 bits sem sinal.</text:p>
      <text:p text:style-name="P18">O tipo DWORD é definido como uma quantidade de 32 bits sem sinal.</text:p>
      <text:p text:style-name="P18"/>
      <text:p text:style-name="P81"><text:span text:style-name="T13">S</text:span><text:span text:style-name="T1">egue abaixo às estuturas e definições utilizadas:</text:span></text:p>
      <text:p text:style-name="P3"/>
      <text:p text:style-name="P62">typedef uint8_t BYTE;</text:p>
      <text:p text:style-name="P62">typedef uint16_t WORD;</text:p>
      <text:p text:style-name="P62">typedef uint32_t DWORD;</text:p>
      <text:p text:style-name="P62"/>
      <text:p text:style-name="P62">typedef struct {</text:p>
      <text:p text:style-name="P62"><text:s text:c="2"/>BYTE BS_jmpBoot[3];</text:p>
      <text:p text:style-name="P62"><text:s text:c="2"/>BYTE BS_OEMName[8];</text:p>
      <text:p text:style-name="P62"><text:s text:c="2"/>WORD BPB_BytsPerSec;</text:p>
      <text:p text:style-name="P62"><text:soft-page-break/><text:s text:c="2"/>BYTE BPB_SecPerClus;</text:p>
      <text:p text:style-name="P62"><text:s text:c="2"/>WORD BPB_RsvdSecCnt;</text:p>
      <text:p text:style-name="P62"><text:s text:c="2"/>BYTE BPB_NumFATS;</text:p>
      <text:p text:style-name="P62"><text:s text:c="2"/>WORD BPB_RootEntCnt;</text:p>
      <text:p text:style-name="P62"><text:s text:c="2"/>WORD BPB_TotSec16;</text:p>
      <text:p text:style-name="P62"><text:s text:c="2"/>BYTE BPB_Media;</text:p>
      <text:p text:style-name="P62"><text:s text:c="2"/>WORD BPB_FATSz16;</text:p>
      <text:p text:style-name="P62"><text:s text:c="2"/>WORD BPB_SecPerTrk;</text:p>
      <text:p text:style-name="P62"><text:s text:c="2"/>WORD BPB_NumHeads;</text:p>
      <text:p text:style-name="P62"><text:s text:c="2"/>DWORD BPB_HiddSec;</text:p>
      <text:p text:style-name="P62"><text:s text:c="2"/>DWORD BPB_TotSec32;</text:p>
      <text:p text:style-name="P62"><text:s text:c="2"/>BYTE BS_DrvNum;</text:p>
      <text:p text:style-name="P62"><text:s text:c="2"/>BYTE BS_Reserved1;</text:p>
      <text:p text:style-name="P62"><text:s text:c="2"/>BYTE BS_BootSig;</text:p>
      <text:p text:style-name="P62"><text:s text:c="2"/>DWORD BS_VollID;</text:p>
      <text:p text:style-name="P62"><text:s text:c="2"/>BYTE BS_VollLab[11];</text:p>
      <text:p text:style-name="P62"><text:s text:c="2"/>BYTE BS_FilSysType[8];</text:p>
      <text:p text:style-name="P62"><text:s text:c="2"/>BYTE Reserved[448];</text:p>
      <text:p text:style-name="P62"><text:s text:c="2"/>WORD Signature_word;</text:p>
      <text:p text:style-name="P62">} __attribute__ ((packed)) BPB_BS;</text:p>
      <text:p text:style-name="P62"/>
      <text:p text:style-name="P62">typedef struct {</text:p>
      <text:p text:style-name="P62"><text:s text:c="2"/>BYTE DIR_Name[11];</text:p>
      <text:p text:style-name="P62"><text:s text:c="2"/>BYTE DIR_Attr;</text:p>
      <text:p text:style-name="P62"><text:s text:c="2"/>BYTE DIR_NTRes;</text:p>
      <text:p text:style-name="P62"><text:s text:c="2"/>BYTE DIR_CrtTimeTenth;</text:p>
      <text:p text:style-name="P62"><text:s text:c="2"/>WORD DIR_CrtTime;</text:p>
      <text:p text:style-name="P62"><text:s text:c="2"/>WORD DIR_CrtDate;</text:p>
      <text:p text:style-name="P62"><text:s text:c="2"/>WORD DIR_LstAccDate;</text:p>
      <text:p text:style-name="P62"><text:s text:c="2"/>WORD DIR_FstClusHI;</text:p>
      <text:p text:style-name="P62"><text:s text:c="2"/>WORD DIR_WrtTime;</text:p>
      <text:p text:style-name="P62"><text:s text:c="2"/>WORD DIR_WrtDate;</text:p>
      <text:p text:style-name="P62"><text:s text:c="2"/>WORD DIR_FstClusLO;</text:p>
      <text:p text:style-name="P62"><text:s text:c="2"/>DWORD DIR_FileSize;</text:p>
      <text:p text:style-name="P62">} __attribute__ ((packed)) DIR_ENTRY;</text:p>
      <text:p text:style-name="P62"/>
      <text:p text:style-name="P62">typedef struct {</text:p>
      <text:p text:style-name="P62"><text:s text:c="2"/>DWORD FirstRootDirSecNum;</text:p>
      <text:p text:style-name="P62"><text:s text:c="2"/>DWORD FirstDataSector;</text:p>
      <text:p text:style-name="P62"><text:s text:c="2"/>BYTE *Fat;</text:p>
      <text:p text:style-name="P62"><text:s text:c="2"/>BPB_BS Bpb;</text:p>
      <text:p text:style-name="P62">} VOLUME;</text:p>
      <text:p text:style-name="P5"/>
      <text:p text:style-name="P6">3. FUNÇÃO sector_read</text:p>
      <text:p text:style-name="P21"/>
      <text:p text:style-name="P73"><text:span text:style-name="T16"><text:tab/>A função </text:span><text:span text:style-name="T37">sector_read</text:span><text:span text:style-name="T16"> à ser implementada </text:span><text:span text:style-name="T20">em </text:span><text:span text:style-name="T40">sector.c</text:span><text:span text:style-name="T16"> simplemente deveria acessar o posicionamento da </text:span><text:span text:style-name="T20">FAT16 </text:span><text:span text:style-name="T16">referente ao parâmetro secnum (número do set</text:span><text:span text:style-name="T19">or) e efetuar a leitura.</text:span></text:p>
      <text:p text:style-name="P73"><text:soft-page-break/><text:span text:style-name="T19"><text:tab/>Para isso foi necessário apenas utilizar a função </text:span><text:span text:style-name="T38">fseek</text:span><text:span text:style-name="T50"> </text:span><text:span text:style-name="T51">de tal forma que o descritor, à partir do SEEK_SET (Ponto inicial da FAT16), desse um salto de 512*secnum, e logo após a leitura dos próximos 512 bytes seria efetuada e armazenada no buffer.</text:span></text:p>
      <text:p text:style-name="P73"><text:span text:style-name="T51"><text:tab/>Segue abaixo a implementação de </text:span><text:span text:style-name="T39">sector_read</text:span><text:span text:style-name="T51">.</text:span></text:p>
      <text:p text:style-name="P43"/>
      <text:p text:style-name="P64">void sector_read(FILE *fd, unsigned int secnum, void *buffer)</text:p>
      <text:p text:style-name="P64">{</text:p>
      <text:p text:style-name="P64"><text:s text:c="2"/>fseek(fd, BYTES_PER_SECTOR * secnum, SEEK_SET);</text:p>
      <text:p text:style-name="P64"><text:s text:c="2"/>fread(buffer, BYTES_PER_SECTOR, 1, fd);</text:p>
      <text:p text:style-name="P64">}</text:p>
      <text:p text:style-name="P3"/>
      <text:p text:style-name="P80"><text:span text:style-name="T18">4.</text:span><text:span text:style-name="T16"> </text:span><text:span text:style-name="T29">IMPLEMENTAÇÃO FAT16</text:span></text:p>
      <text:p text:style-name="P3"/>
      <text:p text:style-name="P20"><text:tab/>Primeiramente escrevemos o código run_fat16.c afim de entender e efetuar o funcionamento da FAT16.</text:p>
      <text:p text:style-name="P74"><text:span text:style-name="T16"><text:tab/></text:span><text:span text:style-name="T21">O programa recebe como parâmetro a imagem da FAT16 e o caminho à ser percorrido, e é apresentado na saída se o caminho foi ou não percorrido com sucesso na imagem.</text:span></text:p>
      <text:p text:style-name="P74"><text:span text:style-name="T21"><text:tab/></text:span><text:span text:style-name="T36">Para compilar e executar o programa, deve-se utilizar os comandos à seguir:</text:span></text:p>
      <text:p text:style-name="P30"/>
      <text:p text:style-name="P63">gcc run_fat16.c sector.c -o run_fat16</text:p>
      <text:p text:style-name="P63">./run_fat16 &lt;Imagem FAT16&gt; &lt;Diretório&gt;</text:p>
      <text:p text:style-name="P3"/>
      <text:p text:style-name="P80"><text:span text:style-name="T18">4</text:span><text:span text:style-name="T16">.1. Funções utilizadas</text:span></text:p>
      <text:p text:style-name="P4"><text:tab/></text:p>
      <text:p text:style-name="P82"><text:span text:style-name="T22">4.</text:span><text:span text:style-name="T16">1.1. </text:span><text:span text:style-name="T37">path_treatment</text:span></text:p>
      <text:p text:style-name="P44"/>
      <text:p text:style-name="P45">retorno:</text:p>
      <text:p text:style-name="P75"><text:span text:style-name="T49"><text:tab/></text:span><text:span text:style-name="T52">char** pathFormatted: V</text:span><text:span text:style-name="T49">etor de strings com cada </text:span><text:span text:style-name="T52">string referente à um arquivo do caminho em uma posição, </text:span><text:span text:style-name="T53">na devida formatação da FAT16</text:span><text:span text:style-name="T52">.</text:span></text:p>
      <text:p text:style-name="P46"/>
      <text:p text:style-name="P46">parâmetros:</text:p>
      <text:list xml:id="list4378308256463994411" text:style-name="L2">
        <text:list-item>
          <text:p text:style-name="P125"><text:span text:style-name="T62">char* path</text:span><text:span text:style-name="T67">Input </text:span><text:span text:style-name="T62">: </text:span><text:span text:style-name="T61">String dada de entrada ao programa </text:span><text:span text:style-name="T63">com o caminho de diretórios</text:span><text:span text:style-name="T61">.</text:span></text:p>
        </text:list-item>
        <text:list-item>
          <text:p text:style-name="P112">int* path<text:span text:style-name="T98">S</text:span>z: <text:span text:style-name="T99">Endereço da variável</text:span> que armazenará a quantidade de arquivos presentes no caminho.</text:p>
        </text:list-item>
      </text:list>
      <text:p text:style-name="P40"/>
      <text:p text:style-name="P40">Descrição:</text:p>
      <text:p text:style-name="P86"><text:span text:style-name="T61"><text:tab/></text:span><text:span text:style-name="T66">A função trata a string dada de entrada adaptando para o formato FAT16.</text:span></text:p>
      <text:p text:style-name="P86"><text:span text:style-name="T61"><text:tab/>O caminho dado de entrada </text:span><text:span text:style-name="T64">(path</text:span><text:span text:style-name="T67">Input</text:span><text:span text:style-name="T64">)</text:span><text:span text:style-name="T61"> é dividido em </text:span><text:span text:style-name="T64">um vetor de strings (path) que eram anteriormente</text:span><text:span text:style-name="T61"> delimitadas pelo token “/”, a função </text:span><text:span text:style-name="T45">strtok</text:span><text:span text:style-name="T61"> da biblioteca </text:span><text:span text:style-name="T45">string.h</text:span><text:span text:style-name="T61"> é utilizada para este fim.</text:span></text:p>
      <text:p text:style-name="P86"><text:span text:style-name="T61"><text:tab/>Após esse procedimento, é criado um vetor de strings (pathFormatted), cada um</text:span><text:span text:style-name="T64">a</text:span><text:span text:style-name="T61"> com tamanho 11, que armazenará o nome de cada arquivo no formato da FAT16.</text:span></text:p>
      <text:p text:style-name="P86"><text:span text:style-name="T61"><text:tab/></text:span><text:span text:style-name="T64">O tratamento das strings então é realizada, de form</text:span><text:span text:style-name="T65">a</text:span><text:span text:style-name="T64"> que </text:span><text:span text:style-name="T65">a informação passada de path seja transferida para pathFormatted com as devidas alterações, sendo estas que</text:span><text:span text:style-name="T64"> </text:span><text:soft-page-break/><text:span text:style-name="T64">aceite apenas os caracteres aceitos pela especificação, </text:span><text:span text:style-name="T65">troque caracteres em caixa baixa por caixa alta</text:span><text:span text:style-name="T64">, que os 8 primeiros espaços das string sejam referentes ao nome do arquivo e os três últimos à extensão </text:span><text:span text:style-name="T65">e qualquer espaço inutilizado é preenchido com o caracter de espaço “ “</text:span><text:span text:style-name="T64">, também é tratado o caso em que os arquivos possam ser “.” ou “..”. </text:span></text:p>
      <text:p text:style-name="P4"/>
      <text:p text:style-name="P87"><text:span text:style-name="T59">4.1.</text:span><text:span text:style-name="T60">2.</text:span><text:span text:style-name="T59"> </text:span><text:span text:style-name="T17">fat16_init</text:span></text:p>
      <text:p text:style-name="P34"/>
      <text:p text:style-name="P15">retorno:</text:p>
      <text:p text:style-name="P88"><text:span text:style-name="T2"><text:tab/>VOLUME* </text:span><text:span text:style-name="T11">Vol: </text:span><text:span text:style-name="T2">Estrutura </text:span><text:span text:style-name="T12">com dados essenciais</text:span><text:span text:style-name="T2"> da FAT16</text:span></text:p>
      <text:p text:style-name="P16"/>
      <text:p text:style-name="P17">parâmetros: </text:p>
      <text:list xml:id="list8347488251890139065" text:style-name="L3">
        <text:list-item>
          <text:p text:style-name="P126"><text:span text:style-name="T2">FILE* fd: </text:span><text:span text:style-name="T3">D</text:span><text:span text:style-name="T2">escritor de arquivo. </text:span></text:p>
        </text:list-item>
      </text:list>
      <text:p text:style-name="P16"/>
      <text:p text:style-name="P90"><text:span text:style-name="T2">d</text:span><text:span text:style-name="T1">escrição:</text:span></text:p>
      <text:p text:style-name="P90"><text:span text:style-name="T1"><text:tab/></text:span><text:span text:style-name="T4">A leitura do primeiro setor é efetuada, que é referente ao setor BPB, e o grava </text:span><text:span text:style-name="T5">no volume </text:span><text:span text:style-name="T6">(</text:span><text:span text:style-name="T5">Vol-&gt;Bpb</text:span><text:span text:style-name="T6">)</text:span><text:span text:style-name="T4">.</text:span></text:p>
      <text:p text:style-name="P91"><text:span text:style-name="T4"><text:tab/></text:span><text:span text:style-name="T7">A posição do primeiro setor do diretório raiz </text:span><text:span text:style-name="T8">(Vol-&gt;FirstRootDirSecNum)</text:span><text:span text:style-name="T7"> é calculado, tal calculo é feito baseado no salto da área reservada (BPB_RsvdSecCnt), acrescido do tamanho de uma FAT (BPB_FATSz16) multiplicado pela quantidade de FATs (BPB_NumFATS).</text:span></text:p>
      <text:p text:style-name="P92"><text:span text:style-name="T7"><text:tab/></text:span><text:span text:style-name="T8">O número de setores do diretório raiz então é calculado baseado na quantidade de entradas do diretório raiz. Com esse valor em memória, calcula-se então </text:span><text:span text:style-name="T9">a posição do primeiro setor da região de dados (Vol-</text:span><text:span text:style-name="T10">&gt;</text:span><text:span text:style-name="T9">FirstDataSector), </text:span><text:span text:style-name="T10">que é dada pelo primeiro setor do diretório raiz acrescido do número de setores do diretório raiz</text:span><text:span text:style-name="T9">.</text:span></text:p>
      <text:p text:style-name="P22"/>
      <text:p text:style-name="P83"><text:span text:style-name="T21">4.</text:span><text:span text:style-name="T16">1.3. find_root</text:span></text:p>
      <text:p text:style-name="P7"/>
      <text:p text:style-name="P23">retorno:</text:p>
      <text:p text:style-name="P23"><text:tab/>void</text:p>
      <text:p text:style-name="P23"/>
      <text:p text:style-name="P23">parâmetros:</text:p>
      <text:list xml:id="list2367318593115921903" text:style-name="L4">
        <text:list-item>
          <text:p text:style-name="P134"><text:span text:style-name="T16">FILE* fd: </text:span><text:span text:style-name="T25">Descritor do arquivo.</text:span></text:p>
        </text:list-item>
        <text:list-item>
          <text:p text:style-name="P135"><text:span text:style-name="T16">VOLUME Vol: </text:span><text:span text:style-name="T17">Estrutura </text:span><text:span text:style-name="T25">com dados essenciais</text:span><text:span text:style-name="T17"> da FAT16.</text:span></text:p>
        </text:list-item>
        <text:list-item>
          <text:p text:style-name="P134"><text:span text:style-name="T16">DIR_ENTRY </text:span><text:span text:style-name="T25">Root</text:span><text:span text:style-name="T16">: </text:span><text:span text:style-name="T25">Variável que armazenará entradas de diretório situadas no diretório raiz.</text:span></text:p>
        </text:list-item>
        <text:list-item>
          <text:p text:style-name="P134"><text:span text:style-name="T16">char **path</text:span><text:span text:style-name="T25">: Vetor de arquivos do caminho à ser percorrido.</text:span></text:p>
        </text:list-item>
        <text:list-item>
          <text:p text:style-name="P134"><text:span text:style-name="T16">int pathDepth: </text:span><text:span text:style-name="T25">Profundidade (ou índice) do caminho.</text:span></text:p>
        </text:list-item>
        <text:list-item>
          <text:p text:style-name="P134"><text:span text:style-name="T16">int path</text:span><text:span text:style-name="T35">S</text:span><text:span text:style-name="T16">ize: </text:span><text:span text:style-name="T25">Tamanho total do caminho.</text:span></text:p>
        </text:list-item>
      </text:list>
      <text:p text:style-name="P19"/>
      <text:p text:style-name="P26">descrição:</text:p>
      <text:p text:style-name="P76"><text:span text:style-name="T16"><text:tab/>A função percorre as entradas de diretório </text:span><text:span text:style-name="T31">raiz</text:span><text:span text:style-name="T16"> buscando o arquivo da atual profundidade do caminho.</text:span></text:p>
      <text:p text:style-name="P76"><text:soft-page-break/><text:span text:style-name="T16"><text:tab/></text:span><text:span text:style-name="T30">Com a função </text:span><text:span text:style-name="T41">sector_read</text:span><text:span text:style-name="T54">, lê-se todas às entradas de diretórios da root, até que encontre o arquivo especificado ou até que chegue em seu fim.</text:span></text:p>
      <text:p text:style-name="P76"><text:span text:style-name="T54"><text:tab/>A comparação </text:span><text:span text:style-name="T55">de string </text:span><text:span text:style-name="T54">é feita caracter por caracter entre o path e Root.DIR_Name.</text:span></text:p>
      <text:p text:style-name="P76"><text:span text:style-name="T54"><text:tab/>Se o arquivo for encontrado e for o último do caminho, então ele é apresentado, se for encontrado e não for o último, então a função </text:span><text:span text:style-name="T41">find_subdir</text:span><text:span text:style-name="T54"> é chamada incrementando a profundidade do caminho.</text:span></text:p>
      <text:p text:style-name="P26"/>
      <text:p text:style-name="P7"/>
      <text:p text:style-name="P7">4.1.4. fat_entry_by_cluster</text:p>
      <text:p text:style-name="P7"/>
      <text:p text:style-name="P24">retorno:</text:p>
      <text:p text:style-name="P24"><text:tab/>void</text:p>
      <text:p text:style-name="P24"/>
      <text:p text:style-name="P24">parâmetros:</text:p>
      <text:list xml:id="list1215068622179774324" text:style-name="L5">
        <text:list-item>
          <text:p text:style-name="P137"><text:span text:style-name="T16">FILE* fd: </text:span><text:span text:style-name="T25">Descritor do arquivo.</text:span></text:p>
        </text:list-item>
        <text:list-item>
          <text:p text:style-name="P137"><text:span text:style-name="T16">VOLUME* Vol</text:span><text:span text:style-name="T24">: </text:span><text:span text:style-name="T17">Estrutura </text:span><text:span text:style-name="T25">com dados essenciais</text:span><text:span text:style-name="T17"> da FAT16.</text:span></text:p>
        </text:list-item>
        <text:list-item>
          <text:p text:style-name="P138"><text:span text:style-name="T16">WORD ClusterN: </text:span><text:span text:style-name="T28">Cluster em que será usado como base para obter a </text:span><text:span text:style-name="T33">entrada da </text:span><text:span text:style-name="T28">FAT.</text:span></text:p>
        </text:list-item>
      </text:list>
      <text:p text:style-name="P28"/>
      <text:p text:style-name="P29">Descrição:</text:p>
      <text:p text:style-name="P29"><text:tab/>Dado um cluster N, <text:tab/>é determinada a entrada da FAT.</text:p>
      <text:p text:style-name="P29"><text:tab/>Primeiramente define-se o FATOffset da FAT como ClusterN*2, já que uma entrada da fat tem 2 bytes (16bits).</text:p>
      <text:p text:style-name="P29"><text:tab/>Calcula-se então o número de setor da FAT em que a leitura deve ser realizada, saltando a área reservada acrescida do número de setores que o offset da fat passa (FATOFFSET / Vol-&gt;Bpb.BPB_BytsPerSec).</text:p>
      <text:p text:style-name="P29"><text:tab/>Calcula-se então o offset de entrada, de acordo com o resto da divisão do FATOffset com <text:s/>Vol-&gt;Bpb.BPB_BytsPerSec.</text:p>
      <text:p text:style-name="P29"><text:tab/>Lê-se o setor correspondente à ao numero do setor calculado e retorna o valor encontrado no offset de entrada.</text:p>
      <text:p text:style-name="P7"/>
      <text:p text:style-name="P83"><text:span text:style-name="T16">4.1.5. </text:span><text:span text:style-name="T23">find_subdir</text:span></text:p>
      <text:p text:style-name="P8"/>
      <text:p text:style-name="P25">retorno:</text:p>
      <text:p text:style-name="P25"><text:tab/>void</text:p>
      <text:p text:style-name="P25"/>
      <text:p text:style-name="P25">parâmetros:</text:p>
      <text:list xml:id="list6067473964004939519" text:style-name="L6">
        <text:list-item>
          <text:p text:style-name="P136"><text:span text:style-name="T16">FILE* fd</text:span><text:span text:style-name="T27">: </text:span><text:span text:style-name="T25">Descritor do arquivo.</text:span></text:p>
        </text:list-item>
        <text:list-item>
          <text:p text:style-name="P136"><text:span text:style-name="T16">VOLUME Vol: </text:span><text:span text:style-name="T17">Estrutura </text:span><text:span text:style-name="T25">com dados essenciais</text:span><text:span text:style-name="T17"> da FAT16.</text:span></text:p>
        </text:list-item>
        <text:list-item>
          <text:p text:style-name="P136"><text:span text:style-name="T16">DIR_ENTRY Dir </text:span><text:span text:style-name="T25">Variável que armazenará entradas de diretório situadas no </text:span><text:span text:style-name="T26">subdiretório</text:span><text:span text:style-name="T25">.</text:span></text:p>
        </text:list-item>
        <text:list-item>
          <text:p text:style-name="P105">char** path</text:p>
        </text:list-item>
        <text:list-item>
          <text:p text:style-name="P139"><text:span text:style-name="T16">int path</text:span><text:span text:style-name="T35">S</text:span><text:span text:style-name="T16">ize</text:span><text:span text:style-name="T25">: Vetor de arquivos do caminho à ser percorrido.</text:span></text:p>
        </text:list-item>
        <text:list-item>
          <text:p text:style-name="P139"><text:soft-page-break/><text:span text:style-name="T16">int pathDepth</text:span><text:span text:style-name="T24">: </text:span><text:span text:style-name="T25">Profundidade (ou índice) do caminho.</text:span></text:p>
        </text:list-item>
        <text:list-item>
          <text:p text:style-name="P140"><text:span text:style-name="T16">int rootDepth: </text:span><text:span text:style-name="T26">Profundidade atual do caminho em relação ao diretório raiz.</text:span></text:p>
        </text:list-item>
      </text:list>
      <text:p text:style-name="P8"/>
      <text:p text:style-name="P27">descrição:</text:p>
      <text:p text:style-name="P77"><text:span text:style-name="T16"><text:tab/>A função percorre as entradas d</text:span><text:span text:style-name="T32">o subdiretório</text:span><text:span text:style-name="T16"> buscando o arquivo da atual profundidade do caminho.</text:span></text:p>
      <text:p text:style-name="P77"><text:span text:style-name="T16"><text:tab/></text:span><text:span text:style-name="T32">Com a função </text:span><text:span text:style-name="T42">fat_entry_by_cluster</text:span><text:span text:style-name="T55"> determina-se a entrada da FAT para qual o subdiretório terá continuidade na busca. Caso o cluster seja o último então terá valor 0xFFFF.</text:span></text:p>
      <text:p text:style-name="P77"><text:span text:style-name="T16"><text:tab/></text:span><text:span text:style-name="T30">Com a função </text:span><text:span text:style-name="T41">sector_read</text:span><text:span text:style-name="T54">, lê-se todas às entradas d</text:span><text:span text:style-name="T55">o subdiretório</text:span><text:span text:style-name="T54">, até que encontre o arquivo especificado ou até que chegue </text:span><text:span text:style-name="T55">ao fim do cluster</text:span><text:span text:style-name="T54">.</text:span></text:p>
      <text:p text:style-name="P77"><text:span text:style-name="T54"><text:tab/></text:span><text:span text:style-name="T55">Se chegar ao fim do cluster, o valor do cluster atual passa a ser a entrada da FAT anterior, e então se recalcula a próxima entrada da FAT, reinicializando o processo e dando continuidade à leitura do subdiretório.</text:span></text:p>
      <text:p text:style-name="P77"><text:span text:style-name="T54"><text:tab/>A comparação </text:span><text:span text:style-name="T55">de string </text:span><text:span text:style-name="T54">é feita caracter por caracter entre o path e </text:span><text:span text:style-name="T55">Dir</text:span><text:span text:style-name="T54">.DIR_Name.</text:span></text:p>
      <text:p text:style-name="P77"><text:span text:style-name="T54"><text:tab/>Se o arquivo for encontrado e for o último do caminho, então ele é apresentado, se for encontrado e não for o último, então a função </text:span><text:span text:style-name="T41">find_subdir</text:span><text:span text:style-name="T54"> é chamada </text:span><text:span text:style-name="T56">recursivamente</text:span><text:span text:style-name="T54"> incrementando a profundidade do caminho, </text:span><text:span text:style-name="T56">além disso, se o arquivo da profundidade atual for “.”, a profundidade em relação ao diretório raiz não muda, e se for “..” a profundidade em relação ao diretório raiz diminui. Se chegar ao ponto de que a profundidade em relação ao diretório raiz chegar a zero, então em vez de chamar a função </text:span><text:span text:style-name="T43">find_subdir</text:span><text:span text:style-name="T56">, chamaremos </text:span><text:span text:style-name="T43">find_root</text:span><text:span text:style-name="T56"> para retornar ao diretório raiz e continuar a percorrer o caminho.</text:span><text:span text:style-name="T54">.</text:span></text:p>
      <text:p text:style-name="P8"/>
      <text:p text:style-name="P84"><text:span text:style-name="T23">4.</text:span><text:span text:style-name="T16">2. Funcionamento</text:span></text:p>
      <text:p text:style-name="P9"/>
      <text:p text:style-name="P78"><text:span text:style-name="T16"><text:tab/></text:span><text:span text:style-name="T34">Na função main do programa desenvolvido, primeiramente abre-se a imagem passada como primeio parâmetro, e logo após, trata-se a string passada como segundo parâmetro com a função </text:span><text:span text:style-name="T44">path_treatment</text:span><text:span text:style-name="T57">, inicializa-se então o Volume com a função </text:span><text:span text:style-name="T44">fat16_init</text:span><text:span text:style-name="T57">, afim de armazenar o BPB e determinar os setores de início do diretório raiz e da área de dados, e então chama-se a função de busca </text:span><text:span text:style-name="T44">find_root</text:span><text:span text:style-name="T57"> que iniciará a busca pela primeira profundiade do caminho, que chamará </text:span><text:span text:style-name="T44">find_subdir</text:span><text:span text:style-name="T57"> ao encontrar o primeiro aquivo, e entrará em recursão até encontrar o último (ou voltará a </text:span><text:span text:style-name="T44">find_root</text:span><text:span text:style-name="T57"> caso a profundidade relativa ao diretório raiz seja zero. Ao encontrar o arquivo final do caminho, ele é mostrado na tela, se </text:span><text:span text:style-name="T58">o arquivo em alguma profundidade </text:span><text:span text:style-name="T57">não for encontrado ao varrer o subdiretório (ou diretório raiz) atual, então uma mensagem é mostrada na tela informando que não há tal arquivo.</text:span></text:p>
      <text:p text:style-name="P41"><text:tab/><text:span text:style-name="T100">Abordando em um nível estrutural, primeiramente é lido o primeiro setor da FAT16, e então salta-se para o primeiro setor diretório raiz, e então busca-se entrada por entrada, àquela que seja correspondente ao arquivo encontrado, então move-se para a região de dados, e busca a entrada do próximo cluster na região da fat, e assim segue-se a leitura, fazendo consultas entra a região de dados e a fat, e ocasionalmente dependendo do caminho, poderá voltar à região do diretório raíz.</text:span></text:p>
      <text:p text:style-name="P41"/>
      <text:p text:style-name="P85"><text:soft-page-break/><text:span text:style-name="T57">5. </text:span><text:span text:style-name="T49">FUSE</text:span></text:p>
      <text:p text:style-name="P41"/>
      <text:p text:style-name="P42"><text:tab/>O FUSE (Filesystem in USErspace) é uma ferramenta que permite ao usuário criar seus próprios sistemas de arquivo <text:span text:style-name="T101">sem que seja necessário editar o modo kernel.</text:span></text:p>
      <text:p text:style-name="P42"><text:tab/><text:span text:style-name="T102">Para nosso trabalho, implementamos o sistema de arquivo FAT16 no FUSE, e para isso, é necessário implementar funções que o FUSE requisita ao usuário ao fazer a comunicação do nível usuário ao kernel.</text:span></text:p>
      <text:p text:style-name="P42"/>
      <text:p text:style-name="P53">5.1. Funções necessárias d<text:span text:style-name="T130">o</text:span> FUSE</text:p>
      <text:p text:style-name="P52"/>
      <text:p text:style-name="P35">init<text:span text:style-name="T107"> </text:span><text:span text:style-name="T115">inicializa o sistema de arquivos</text:span></text:p>
      <text:p text:style-name="P66">void*(* fuse_operations::init)(struct fuse_conn_info *conn, struct fuse_config *cfg)</text:p>
      <text:p text:style-name="P52"/>
      <text:p text:style-name="P47"><text:span text:style-name="T109">getattr</text:span><text:span text:style-name="T103"> é responsável por obter os atributos do arquivo.</text:span></text:p>
      <text:p text:style-name="P67">int(* fuse_operations::getattr)(const char *, struct stat *, struct fuse_file_info *fi)</text:p>
      <text:p text:style-name="P50"/>
      <text:p text:style-name="P36">readdir<text:span text:style-name="T115"> lê um diretório</text:span></text:p>
      <text:p text:style-name="P71">int(* fuse_operations::readdir)(const char *, void *, fuse_fill_dir_t, off_t, struct fuse_file_info *, enum fuse_readdir_flags)</text:p>
      <text:p text:style-name="P50"/>
      <text:p text:style-name="P36">open<text:span text:style-name="T115"> é a operação de abertura de um arquivo</text:span></text:p>
      <text:p text:style-name="P36"><text:span text:style-name="T115">i</text:span><text:span text:style-name="T106">nt(* fuse_operations::open)(const char *, struct fuse_file_info *)</text:span></text:p>
      <text:p text:style-name="P50"/>
      <text:p text:style-name="P36">read<text:span text:style-name="T115"> lê os dados de um arquivo aberto</text:span></text:p>
      <text:p text:style-name="P71">int(* fuse_operations::read)(const char *, char *, size_t, off_t, struct fuse_file_info *)</text:p>
      <text:p text:style-name="P36"/>
      <text:p text:style-name="P36">release<text:span text:style-name="T115"> libera um arquivo aberto, é chamada quando não serão mais feitas referências à ao arquivo que está aberto</text:span></text:p>
      <text:p text:style-name="P93">int(* fuse_operations::release)(const char *, struct fuse_file_info *)</text:p>
      <text:p text:style-name="P93"/>
      <text:p text:style-name="P38">destroy<text:span text:style-name="T115"> limpa o sistema de arquivos, chamado quando sair do sistema de arquivos.</text:span></text:p>
      <text:p text:style-name="P68">void(* fuse_operations::destroy)(void *)</text:p>
      <text:p text:style-name="P50"/>
      <text:p text:style-name="P50"><text:tab/>Em nosso trabalho usamos a nomenclatura da função, utilizando seu próprio nome com o prefíxo “fat16”.</text:p>
      <text:p text:style-name="P36"><text:span text:style-name="T115"><text:tab/>Ex: para a função </text:span>readdir<text:span text:style-name="T115"> implementamos </text:span>fat16_readdir<text:span text:style-name="T115">.</text:span></text:p>
      <text:p text:style-name="P37"><text:span text:style-name="T115"><text:tab/>Para anexar estas funções implementadas ao fuse, devermos então atribuí-las à estrutura fuse_operations </text:span><text:span text:style-name="T116">como mostrado à seguir:</text:span></text:p>
      <text:p text:style-name="P51"/>
      <text:p text:style-name="P68">struct fuse_operations fat16_oper = {</text:p>
      <text:p text:style-name="P68"><text:soft-page-break/><text:s text:c="2"/>.init <text:s text:c="6"/>= fat16_init,</text:p>
      <text:p text:style-name="P68"><text:s text:c="2"/>.getattr <text:s text:c="3"/>= fat16_getattr,</text:p>
      <text:p text:style-name="P68"><text:s text:c="2"/>.readdir <text:s text:c="3"/>= fat16_readdir,</text:p>
      <text:p text:style-name="P68"><text:s text:c="2"/>.open <text:s text:c="6"/>= fat16_open,</text:p>
      <text:p text:style-name="P72"><text:span text:style-name="T115"><text:s text:c="2"/>.read <text:s text:c="6"/>= fat16_read</text:span><text:span text:style-name="T117">,</text:span></text:p>
      <text:p text:style-name="P70"><text:s text:c="2"/>.release <text:s text:c="3"/>= fat16_release,</text:p>
      <text:p text:style-name="P69"><text:s text:c="2"/>.destroy <text:s text:c="3"/>= fat16_destroy</text:p>
      <text:p text:style-name="P68">};</text:p>
      <text:p text:style-name="P50"/>
      <text:p text:style-name="P54">5.2. Funcionamento</text:p>
      <text:p text:style-name="P50"><text:tab/></text:p>
      <text:p text:style-name="P48">Para compilar e executar o programa, utiliza-se os seguintes comandos:</text:p>
      <text:p text:style-name="P48"/>
      <text:p text:style-name="P65">make</text:p>
      <text:p text:style-name="P65">./mount_fat16 &lt;diretório de montagem&gt;</text:p>
      <text:p text:style-name="P65"/>
      <text:p text:style-name="P49"><text:tab/>Ao executar estes comandos, a FUSE chama a função <text:span text:style-name="T109">init</text:span> primeiramente, inicializando o sistema de arquivo, logo depois, o <text:span text:style-name="T109">getattr</text:span>, obtedo os atributos do diretório raíz.</text:p>
      <text:p text:style-name="P49"><text:tab/>Ao efetuar uma listagem com o comando ls, será chamada a função <text:span text:style-name="T109">readdir</text:span> que percorrerá as entradas do diretório, listando cada entrada de diretório correspondente à arquivos e diretórios encontrados<text:span text:style-name="T128">. Quanto ao readdir, ele executa diferentemente no diretório raíz e em outros diretórios, já que no diretório raíz, ele deve percorre-lo acessando apenas a região reservada, e em outros diretórios, que se encontram na região de dados, deverão fazer acesso a FAT para consultar se há mais informação a ser lida ou se o último cluster é o que está sendo lido.</text:span></text:p>
      <text:p text:style-name="P49"><text:tab/><text:span text:style-name="T129">Para efetuar um uma cópia com o comando cp de dentro da imagem para fora, deve-se abrir o arquivo identificado com a função </text:span><text:span text:style-name="T110">open</text:span><text:span text:style-name="T129">, ler o seu conteúdo com a função </text:span><text:span text:style-name="T110">read</text:span><text:span text:style-name="T129">, e assim os dados já estarão em buffer e serão transferidos para o destino, onde o FUSE fará a comunicação com o kernel para que a escrita seja feita no outro sistema de arquivos. Após finalizar o </text:span><text:span text:style-name="T110">read</text:span><text:span text:style-name="T129">, o arquivo deve ser liberado com a função </text:span><text:span text:style-name="T110">release</text:span><text:span text:style-name="T129">.</text:span></text:p>
      <text:p text:style-name="P49"><text:tab/><text:span text:style-name="T129">No fechamento do sistema de arquivo, deverá ser chamada a função </text:span><text:span text:style-name="T110">destroy</text:span><text:span text:style-name="T129">.</text:span></text:p>
      <text:p text:style-name="P49"/>
      <text:p text:style-name="P118">5.<text:span text:style-name="T137">3</text:span>. <text:span text:style-name="T137">Reutilização das funções da FAT16</text:span></text:p>
      <text:p text:style-name="P118"/>
      <text:p text:style-name="P118"><text:tab/><text:span text:style-name="T104">As funções </text:span><text:span text:style-name="T112">find_root, find_subdir </text:span><text:span text:style-name="T104">e </text:span><text:span text:style-name="T112">path_treatment</text:span><text:span text:style-name="T104"> foram reutilizadas na implementação do FUSE, porém com algumas alterações:</text:span></text:p>
      <text:p text:style-name="P118"><text:span text:style-name="T104"/></text:p>
      <text:p text:style-name="P122"><text:span text:style-name="T103"><text:tab/></text:span><text:span text:style-name="T111">path_treatment</text:span><text:span text:style-name="T103"> não precisa mais verificar se a entrada é válida, apenas realiza o tratamento para o formato padrão.</text:span></text:p>
      <text:p text:style-name="P122"><text:span text:style-name="T103"><text:tab/></text:span><text:span text:style-name="T111">find_root</text:span><text:span text:style-name="T103"> e </text:span><text:span text:style-name="T111">find_subdir</text:span><text:span text:style-name="T103"> não imprimem mais o diretório, mas o armazenam, </text:span><text:span text:style-name="T105">passando um ponteiro DIR_ENTRY como parâmetro</text:span><text:span text:style-name="T103">, e retornam 0 em caso de sucesso e 1 em caso de fracasso.</text:span></text:p>
      <text:p text:style-name="P122"><text:span text:style-name="T103"/></text:p>
      <text:p text:style-name="P123"><text:soft-page-break/><text:span text:style-name="T103"><text:tab/> </text:span><text:span text:style-name="T111">fat_entry_by_cluser </text:span><text:span text:style-name="T105">foi reutilizada sem alterações.</text:span></text:p>
      <text:p text:style-name="P122"><text:span text:style-name="T103"><text:tab/></text:span></text:p>
      <text:p text:style-name="P117">5.<text:span text:style-name="T136">4</text:span>. <text:span text:style-name="T131">Funções Implementadas</text:span></text:p>
      <text:p text:style-name="P117"/>
      <text:p text:style-name="P119">5.<text:span text:style-name="T136">4</text:span>.1. fat16_init</text:p>
      <text:p text:style-name="P97"/>
      <text:p text:style-name="P106">retorno:</text:p>
      <text:p text:style-name="P106"><text:tab/>void* <text:span text:style-name="T132">context-&gt;private_data: ponteiro para os dados privados retornados pela função init.</text:span></text:p>
      <text:p text:style-name="P106"/>
      <text:p text:style-name="P106">parâmetros:</text:p>
      <text:list xml:id="list488654414308114024" text:style-name="L8">
        <text:list-item>
          <text:p text:style-name="P127"><text:span text:style-name="T71">struct fuse_conn_info *conn: </text:span><text:span text:style-name="T72">fornece informação sobre quais características tem suporte pelo FUSE</text:span></text:p>
        </text:list-item>
      </text:list>
      <text:p text:style-name="P142"><text:span text:style-name="T61">descrição: realiza uma preparação inicial de única vez e recebe o contexto.</text:span></text:p>
      <text:p text:style-name="P142"><text:span text:style-name="T61"/></text:p>
      <text:p text:style-name="P120">5.<text:span text:style-name="T136">4</text:span>.<text:span text:style-name="T134">2</text:span>. fat16_<text:span text:style-name="T133">getattr</text:span></text:p>
      <text:p text:style-name="P98"/>
      <text:p text:style-name="P107">retorno:</text:p>
      <text:p text:style-name="P107"><text:tab/><text:span text:style-name="T133">retorna o valor 0 no fim da função.</text:span></text:p>
      <text:p text:style-name="P107"/>
      <text:p text:style-name="P128"><text:span text:style-name="T15">p</text:span><text:span text:style-name="T14">arâmetros:</text:span></text:p>
      <text:list xml:id="list1663434694906994499" text:style-name="L9">
        <text:list-item>
          <text:p text:style-name="P143"><text:span text:style-name="T72">const char *path: </text:span><text:span text:style-name="T61">caminho do arquivo que os atributos devem ser obtidos.</text:span></text:p>
        </text:list-item>
        <text:list-item>
          <text:p text:style-name="P143"><text:span text:style-name="T61">struct stat *stbuf: estrutura que armazena </text:span><text:span text:style-name="T73">os atributos do arquivo.</text:span></text:p>
          <text:p text:style-name="P143"><text:span text:style-name="T73"/></text:p>
        </text:list-item>
      </text:list>
      <text:p text:style-name="P130"><text:span text:style-name="T72">descrição: </text:span></text:p>
      <text:p text:style-name="P130"><text:span text:style-name="T72"><text:tab/></text:span><text:span text:style-name="T74">A função ao receber o caminho, verifica primeiramente </text:span><text:span text:style-name="T75">se o path é “/”, ou seja, se o arquivo à obter os atributos é o diretório raiz, se sim, atribui-se os devidos valores, se não, realiza o </text:span><text:span text:style-name="T46">path_treatment</text:span><text:span text:style-name="T75">, </text:span><text:span text:style-name="T76">e então chama </text:span><text:span text:style-name="T47">find_root</text:span><text:span text:style-name="T76"> que retornará a entrada de diretório correspondente ao path, e então os atributos são </text:span><text:span text:style-name="T77">obtidos à partir da entrada de diretório</text:span><text:span text:style-name="T76">.</text:span></text:p>
      <text:p text:style-name="P128"><text:span text:style-name="T76"/></text:p>
      <text:p text:style-name="P121"><text:span text:style-name="T49">5.</text:span><text:span text:style-name="T136">4</text:span><text:span text:style-name="T49">.</text:span><text:span text:style-name="T135">3</text:span><text:span text:style-name="T49">. fat16_</text:span><text:span text:style-name="T135">readdir</text:span></text:p>
      <text:p text:style-name="P99"/>
      <text:p text:style-name="P108">retorno:</text:p>
      <text:p text:style-name="P108"><text:tab/><text:span text:style-name="T133">retorna o valor 0 no fim da função.</text:span></text:p>
      <text:p text:style-name="P108"/>
      <text:p text:style-name="P129"><text:span text:style-name="T15">p</text:span><text:span text:style-name="T14">arâmetros:</text:span></text:p>
      <text:list xml:id="list140645688032630590" text:style-name="L10">
        <text:list-item>
          <text:p text:style-name="P145"><text:span text:style-name="T72">const char *path: </text:span><text:span text:style-name="T78">caminho do diretório a ser lido.</text:span></text:p>
        </text:list-item>
        <text:list-item>
          <text:p text:style-name="P145"><text:span text:style-name="T72">void *buffer: </text:span><text:span text:style-name="T79">responsável para passar as informações para a FUSE.</text:span></text:p>
        </text:list-item>
        <text:list-item>
          <text:p text:style-name="P145"><text:span text:style-name="T72">fuse_fill_dir_t filler: </text:span><text:span text:style-name="T80">preenche o buffer com os nomes dos arquivos do diretório.</text:span></text:p>
        </text:list-item>
        <text:list-item>
          <text:p text:style-name="P145"><text:span text:style-name="T72">off_t offset: </text:span><text:span text:style-name="T81">não utilizado</text:span></text:p>
        </text:list-item>
        <text:list-item>
          <text:p text:style-name="P145"><text:span text:style-name="T72">struct fuse_file_info *fi: </text:span><text:span text:style-name="T82">não utilizado</text:span></text:p>
        </text:list-item>
      </text:list>
      <text:list xml:id="list185129063959048" text:continue-list="list1663434694906994499" text:style-name="L9">
        <text:list-header>
          <text:p text:style-name="P144"><text:span text:style-name="T73"/></text:p>
        </text:list-header>
      </text:list>
      <text:p text:style-name="P129"><text:span text:style-name="T72">descrição: </text:span></text:p>
      <text:p text:style-name="P131"><text:soft-page-break/><text:span text:style-name="T76"><text:tab/></text:span><text:span text:style-name="T84">Se o path for “/”, ele percorrerá o diretório raiz e passará para o filler todo nome de diretório ou arquivo que forem encontrados </text:span><text:span text:style-name="T85">em entradas do diretório raiz.</text:span></text:p>
      <text:p text:style-name="P131"><text:span text:style-name="T76"><text:tab/></text:span><text:span text:style-name="T86">Se o path não for “/”, o path passará pelo path_treatment e p</text:span><text:span text:style-name="T83">ercorre</text:span><text:span text:style-name="T86">rá</text:span><text:span text:style-name="T83"> com </text:span><text:span text:style-name="T48">find_root</text:span><text:span text:style-name="T83"> o path dado de entrada e assim obtém a entrada de diretório </text:span><text:span text:style-name="T87">destino</text:span><text:span text:style-name="T83">. </text:span><text:span text:style-name="T84">Com a entrada de diretório, </text:span><text:span text:style-name="T88">encontra-se o primeiro cluster, e inicia a leitura das entradas, chamando o filler para cada uma encontrada, se tiver mais de um cluster, a cada finalização de leitura de cluster, a entrada de fat é acessada para obter o novo cluster e continuar a leitura, até que a entrada da fat indique que não há mais clusters a serem lidos para aquele determinado diretório.</text:span></text:p>
      <text:p text:style-name="P129"><text:span text:style-name="T76"/></text:p>
      <text:p text:style-name="P89"><text:span text:style-name="T91">6</text:span><text:span text:style-name="T89">. </text:span><text:span text:style-name="T90">REFERÊNCIAS</text:span></text:p>
      <text:p text:style-name="P55"/>
      <text:list xml:id="list5335674365862030682" text:style-name="L7">
        <text:list-item>
          <text:p text:style-name="P113">libfuse: fuse_operations Struct Reference</text:p>
          <text:p text:style-name="P132"><text:span text:style-name="T69">(http://libfuse.github.io/doxygen/structfuse__operations.html</text:span><text:span text:style-name="T69">)</text:span></text:p>
          <text:p text:style-name="P113"/>
        </text:list-item>
        <text:list-item>
          <text:p text:style-name="P141"><text:span text:style-name="T69">W</text:span><text:span text:style-name="T61">rite a filesystem with FUSE </text:span></text:p>
          <text:p text:style-name="P132"><text:span text:style-name="T68">(https://engineering.facile.it/blog/eng/write-filesystem-fuse/</text:span><text:span text:style-name="T68">)</text:span></text:p>
          <text:p text:style-name="P114"/>
        </text:list-item>
        <text:list-item>
          <text:p text:style-name="P133"><text:span text:style-name="T70">Microsoft FAT Specification, Microsoft Corporation, August 30 2005</text:span></text:p>
          <text:p text:style-name="P133"><text:span text:style-name="T70"/></text:p>
        </text:list-item>
        <text:list-item>
          <text:p text:style-name="P116">CS135 FUSE Documentation <text:line-break/>(https://www.cs.hmc.edu/~geoff/classes/hmc.cs135.201001/homework/fuse/fuse_doc.htm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,pmp" svg:font-family="'Liberation ,pmp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a85ca9" officeooo:paragraph-rsid="00a85ca9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  <style:master-page style:name="Index" style:page-layout-name="Mpm2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1:57:57.151873219</meta:creation-date>
    <dc:date>2017-05-28T18:46:25.140249948</dc:date>
    <meta:editing-duration>PT12H31M37S</meta:editing-duration>
    <meta:editing-cycles>145</meta:editing-cycles>
    <meta:generator>LibreOffice/5.1.6.2$Linux_X86_64 LibreOffice_project/10m0$Build-2</meta:generator>
    <meta:document-statistic meta:table-count="0" meta:image-count="0" meta:object-count="0" meta:page-count="13" meta:paragraph-count="273" meta:word-count="2659" meta:character-count="17658" meta:non-whitespace-character-count="15062"/>
  </office:meta>
</office:document-meta>
</file>